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" style:parent-style-name="Normal" style:family="paragraph">
      <style:paragraph-properties fo:text-align="justify" style:writing-mode="rl-tb" fo:margin-top="0.0833in" fo:margin-bottom="0in" fo:line-height="100%"/>
    </style:style>
    <style:style style:name="T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5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" style:parent-style-name="Normal" style:family="paragraph">
      <style:paragraph-properties fo:text-align="justify" style:writing-mode="rl-tb" fo:margin-top="0.0833in" fo:margin-bottom="0in" fo:line-height="100%"/>
    </style:style>
    <style:style style:name="T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4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1" style:parent-style-name="Normal" style:family="paragraph">
      <style:paragraph-properties fo:text-align="justify" style:writing-mode="rl-tb" fo:margin-top="0.0833in" fo:margin-bottom="0in" fo:line-height="100%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21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1" style:parent-style-name="Normal" style:family="paragraph">
      <style:paragraph-properties fo:text-align="justify" style:writing-mode="rl-tb" fo:margin-top="0.0833in" fo:margin-bottom="0in" fo:line-height="100%"/>
    </style:style>
    <style:style style:name="T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26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4" style:parent-style-name="Normal" style:family="paragraph">
      <style:paragraph-properties fo:text-align="justify" style:writing-mode="rl-tb" fo:margin-top="0.0833in" fo:margin-bottom="0in" fo:line-height="100%"/>
    </style:style>
    <style:style style:name="T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32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2" style:parent-style-name="Normal" style:family="paragraph">
      <style:paragraph-properties fo:text-align="justify" style:writing-mode="rl-tb" fo:margin-top="0.0833in" fo:margin-bottom="0in" fo:line-height="100%"/>
    </style:style>
    <style:style style:name="T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35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0" style:parent-style-name="Normal" style:family="paragraph">
      <style:paragraph-properties fo:text-align="justify" style:writing-mode="rl-tb" fo:margin-top="0.0833in" fo:margin-bottom="0in" fo:line-height="100%"/>
    </style:style>
    <style:style style:name="T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44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50" style:parent-style-name="Normal" style:family="paragraph">
      <style:paragraph-properties fo:text-align="justify" style:writing-mode="rl-tb" fo:margin-top="0.0833in" fo:margin-bottom="0in" fo:line-height="100%"/>
    </style:style>
    <style:style style:name="T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50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02" style:parent-style-name="Normal" style:family="paragraph">
      <style:paragraph-properties fo:text-align="justify" style:writing-mode="rl-tb" fo:margin-top="0.0833in" fo:margin-bottom="0in" fo:line-height="100%"/>
    </style:style>
    <style:style style:name="T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55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58" style:parent-style-name="Normal" style:family="paragraph">
      <style:paragraph-properties fo:text-align="justify" style:writing-mode="rl-tb" fo:margin-top="0.0833in" fo:margin-bottom="0in" fo:line-height="100%"/>
    </style:style>
    <style:style style:name="T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61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19" style:parent-style-name="Normal" style:family="paragraph">
      <style:paragraph-properties fo:text-align="justify" style:writing-mode="rl-tb" fo:margin-top="0.0833in" fo:margin-bottom="0in" fo:line-height="100%"/>
    </style:style>
    <style:style style:name="T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6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52" style:parent-style-name="Normal" style:family="paragraph">
      <style:paragraph-properties fo:text-align="justify" style:writing-mode="rl-tb" fo:margin-top="0.0833in" fo:margin-bottom="0in" fo:line-height="100%"/>
    </style:style>
    <style:style style:name="T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Qoheleth 1</text:span>‬‬‬</text:p>
      <text:p text:style-name="P3"><text:span text:style-name="T4">1</text:span><text:span text:style-name="T5"> דִּבְרֵי֙ קֹהֶ֣לֶת בֶּן־דָּוִ֔ד מֶ֖לֶךְ בִּירוּשָׁלָֽ͏ִם׃<text:s/></text:span><text:span text:style-name="T6">2</text:span><text:span text:style-name="T7"> הֲבֵ֤ל הֲבָלִים֙ אָמַ֣ר קֹהֶ֔לֶת הֲבֵ֥ל הֲבָלִ֖ים הַכֹּ֥ל הָֽבֶל׃<text:s/></text:span><text:span text:style-name="T8">‬</text:span>‬‬<text:span text:style-name="T9">3</text:span><text:span text:style-name="T10"> מַה־יִּתְר֖וֹן לָֽאָדָ֑ם בְּכָל־עֲמָל֔וֹ שֶֽׁיַּעֲמֹ֖ל תַּ֥חַת הַשָּֽׁמֶשׁ׃<text:s/></text:span><text:span text:style-name="T11">‬</text:span>‬‬<text:span text:style-name="T12">4</text:span><text:span text:style-name="T13"> דּ֤וֹר הֹלֵךְ֙ וְד֣וֹר בָּ֔א וְהָאָ֖רֶץ לְעוֹלָ֥ם עֹמָֽדֶת׃<text:s/></text:span><text:span text:style-name="T14">‬</text:span>‬‬<text:span text:style-name="T15">5</text:span><text:span text:style-name="T16"> וְזָרַ֥ח הַשֶּׁ֖מֶשׁ וּבָ֣א הַשָּׁ֑מֶשׁ וְאֶ֨ל־מְקוֹמ֔וֹ שׁוֹאֵ֛ף זוֹרֵ֥חַֽ ה֖וּא שָֽׁם׃<text:s/></text:span><text:span text:style-name="T17">‬</text:span>‬‬<text:span text:style-name="T18">6</text:span><text:span text:style-name="T19"> הוֹלֵךְ֙ אֶל־דָּר֔וֹם וְסוֹבֵ֖ב אֶל־צָפ֑וֹן סוֹבֵ֤ב ׀ סֹבֵב֙ הוֹלֵ֣ךְ הָר֔וּחַ וְעַל־סְבִיבֹתָ֖יו שָׁ֥ב הָרֽוּחַ׃<text:s/></text:span><text:span text:style-name="T20">‬</text:span>‬‬<text:span text:style-name="T21">7</text:span><text:span text:style-name="T22"> כָּל־הַנְּחָלִים֙ הֹלְכִ֣ים אֶל־הַיָּ֔ם וְהַיָּ֖ם אֵינֶ֣נּוּ מָלֵ֑א אֶל־מְק֗וֹם שֶׁ֤הַנְּחָלִים֙ הֹֽלְכִ֔ים שָׁ֛ם הֵ֥ם שָׁבִ֖ים לָלָֽכֶת׃<text:s/></text:span><text:span text:style-name="T23">‬</text:span>‬‬<text:span text:style-name="T24">8</text:span><text:span text:style-name="T25"> כָּל־הַדְּבָרִ֣ים יְגֵעִ֔ים לֹא־יוּכַ֥ל אִ֖ישׁ לְדַבֵּ֑ר לֹא־תִשְׂבַּ֥ע עַ֙יִן֙ לִרְא֔וֹת וְלֹא־תִמָּלֵ֥א אֹ֖זֶן מִשְּׁמֹֽעַ׃<text:s/></text:span><text:span text:style-name="T26">‬</text:span>‬‬<text:span text:style-name="T27">9</text:span><text:span text:style-name="T28"> מַה־שֶּֽׁהָיָה֙ ה֣וּא שֶׁיִּהְיֶ֔ה וּמַה־שֶׁנַּֽעֲשָׂ֔ה ה֖וּא שֶׁיֵּעָשֶׂ֑ה וְאֵ֥ין כָּל־חָדָ֖שׁ תַּ֥חַת הַשָּֽׁמֶשׁ׃<text:s/></text:span><text:span text:style-name="T29">‬</text:span>‬‬<text:span text:style-name="T30">10</text:span><text:span text:style-name="T31"> יֵ֥שׁ דָּבָ֛ר שֶׁיֹּאמַ֥ר רְאֵה־זֶ֖ה חָדָ֣שׁ ה֑וּא כְּבָר֙ הָיָ֣ה לְעֹֽלָמִ֔ים אֲשֶׁ֥ר הָיָ֖ה מִלְּפָנֵֽנוּ׃<text:s/></text:span><text:span text:style-name="T32">‬</text:span>‬‬<text:span text:style-name="T33">11</text:span><text:span text:style-name="T34"> אֵ֥ין זִכְר֖וֹן לָרִאשֹׁנִ֑ים וְגַ֨ם לָאַחֲרֹנִ֜ים שֶׁיִּהְי֗וּ לֹֽא־יִהְיֶ֤ה לָהֶם֙ זִכָּר֔וֹן עִ֥ם שֶׁיִּהְי֖וּ לָאַחֲרֹנָֽה׃<text:s/></text:span><text:span text:style-name="T35">פ<text:s/></text:span><text:span text:style-name="T36">‬</text:span>‬‬‬‬‬‬‬‬‬‬‬‬</text:p>
      <text:p text:style-name="P37"><text:span text:style-name="T38">12</text:span><text:span text:style-name="T39"> אֲנִ֣י קֹהֶ֗לֶת הָיִ֥יתִי מֶ֛לֶךְ עַל־יִשְׂרָאֵ֖ל בִּירוּשָׁלָֽ͏ִם׃<text:s/></text:span><text:span text:style-name="T40">‬</text:span>‬‬<text:span text:style-name="T41">13</text:span><text:span text:style-name="T42"> וְנָתַ֣תִּי אֶת־לִבִּ֗י לִדְר֤וֹשׁ וְלָתוּר֙ בַּֽחָכְמָ֔ה עַ֛ל כָּל־אֲשֶׁ֥ר נַעֲשָׂ֖ה תַּ֣חַת הַשָּׁמָ֑יִם ה֣וּא ׀ עִנְיַ֣ן רָ֗ע נָתַ֧ן אֱלֹהִ֛ים לִבְנֵ֥י הָאָדָ֖ם לַעֲנ֥וֹת בּֽוֹ׃<text:s/></text:span><text:span text:style-name="T43">‬</text:span>‬‬<text:span text:style-name="T44">14</text:span><text:span text:style-name="T45"> רָאִ֙יתִי֙ אֶת־כָּל־הַֽמַּעֲשִׂ֔ים שֶֽׁנַּעֲשׂ֖וּ תַּ֣חַת הַשָּׁ֑מֶשׁ וְהִנֵּ֥ה הַכֹּ֛ל הֶ֖בֶל וּרְע֥וּת רֽוּחַ׃<text:s/></text:span><text:span text:style-name="T46">‬</text:span>‬‬<text:span text:style-name="T47">15</text:span><text:span text:style-name="T48"> מְעֻוָּ֖ת לֹא־יוּכַ֣ל לִתְקֹ֑ן וְחֶסְר֖וֹן לֹא־יוּכַ֥ל לְהִמָּנֽוֹת׃<text:s/></text:span><text:span text:style-name="T49">‬</text:span>‬‬<text:span text:style-name="T50">16</text:span><text:span text:style-name="T51"> דִּבַּ֨רְתִּי אֲנִ֤י עִם־לִבִּי֙ לֵאמֹ֔ר אֲנִ֗י הִנֵּ֨ה הִגְדַּ֤לְתִּי וְהוֹסַ֙פְתִּי֙ חָכְמָ֔ה עַ֛ל כָּל־אֲשֶׁר־הָיָ֥ה לְפָנַ֖י עַל־יְרוּשָׁלָ֑͏ִם וְלִבִּ֛י רָאָ֥ה הַרְבֵּ֖ה חָכְמָ֥ה וָדָֽעַת׃<text:s/></text:span><text:span text:style-name="T52">‬</text:span>‬‬<text:span text:style-name="T53">17</text:span><text:span text:style-name="T54"> וָאֶתְּנָ֤ה לִבִּי֙ לָדַ֣עַת חָכְמָ֔ה וְדַ֥עַת הוֹלֵל֖וֹת וְשִׂכְל֑וּת יָדַ֕עְתִּי שֶׁגַּם־זֶ֥ה ה֖וּא רַעְי֥וֹן רֽוּחַ׃<text:s/></text:span><text:span text:style-name="T55">‬</text:span>‬‬<text:span text:style-name="T56">18</text:span><text:span text:style-name="T57"> כִּ֛י בְּרֹ֥ב חָכְמָ֖ה רָב־כָּ֑עַס וְיוֹסִ֥יף דַּ֖עַת יוֹסִ֥יף מַכְאֽוֹב׃<text:s/></text:span><text:span text:style-name="T58">‬</text:span>‬‬‬‬‬‬‬‬‬</text:p>
      <text:section text:name="Sect1" text:style-name="S1">
        <text:p text:style-name="P59">Qoheleth 2</text:p>
        <text:p text:style-name="P60"><text:span text:style-name="T61">1</text:span><text:span text:style-name="T62"> אָמַ֤רְתִּֽי אֲנִי֙ בְּלִבִּ֔י לְכָה־נָּ֛א אֲנַסְּכָ֛ה בְשִׂמְחָ֖ה וּרְאֵ֣ה בְט֑וֹב וְהִנֵּ֥ה גַם־ה֖וּא הָֽבֶל׃<text:s/></text:span><text:span text:style-name="T63">‬</text:span>‬‬‬‬<text:span text:style-name="T64">2</text:span><text:span text:style-name="T65"> לִשְׂח֖וֹק אָמַ֣רְתִּי מְהוֹלָ֑ל וּלְשִׂמְחָ֖ה מַה־זֹּ֥ה עֹשָֽׂה׃<text:s/></text:span><text:span text:style-name="T66">‬</text:span>‬‬<text:span text:style-name="T67">3</text:span><text:span text:style-name="T68"> תַּ֣רְתִּי בְלִבִּ֔י לִמְשׁ֥וֹךְ בַּיַּ֖יִן אֶת־בְּשָׂרִ֑י וְלִבִּ֞י נֹהֵ֤ג בַּֽחָכְמָה֙ וְלֶאֱחֹ֣ז בְּסִכְל֔וּת עַ֣ד אֲשֶׁר־אֶרְאֶ֗ה אֵי־זֶ֨ה ט֜וֹב לִבְנֵ֤י הָאָדָם֙ אֲשֶׁ֤ר יַעֲשׂוּ֙ תַּ֣חַת הַשָּׁמַ֔יִם מִסְפַּ֖ר יְמֵ֥י חַיֵּיהֶֽם׃<text:s/></text:span><text:span text:style-name="T69">‬</text:span>‬‬<text:span text:style-name="T70">4</text:span><text:span text:style-name="T71"> הִגְדַּ֖לְתִּי מַעֲשָׂ֑י בָּנִ֤יתִי לִי֙ בָּתִּ֔ים נָטַ֥עְתִּי לִ֖י כְּרָמִֽים׃<text:s/></text:span><text:span text:style-name="T72">‬</text:span>‬‬<text:span text:style-name="T73">5</text:span><text:span text:style-name="T74"> עָשִׂ֣יתִי לִ֔י גַּנּ֖וֹת וּפַרְדֵּסִ֑ים וְנָטַ֥עְתִּי בָהֶ֖ם עֵ֥ץ כָּל־פֶּֽרִי׃<text:s/></text:span><text:span text:style-name="T75">‬</text:span>‬‬<text:span text:style-name="T76">6</text:span><text:span text:style-name="T77"> עָשִׂ֥יתִי לִ֖י בְּרֵכ֣וֹת מָ֑יִם לְהַשְׁק֣וֹת מֵהֶ֔ם יַ֖עַר צוֹמֵ֥חַ עֵצִֽים׃<text:s/></text:span><text:span text:style-name="T78">‬</text:span>‬‬<text:span text:style-name="T79">7</text:span><text:span text:style-name="T80"> קָנִ֙יתִי֙ עֲבָדִ֣ים וּשְׁפָח֔וֹת וּבְנֵי־בַ֖יִת הָ֣יָה לִ֑י גַּ֣ם מִקְנֶה֩ בָקָ֨ר וָצֹ֤אן הַרְבֵּה֙ הָ֣יָה לִ֔י מִכֹּ֛ל שֶֽׁהָי֥וּ לְפָנַ֖י בִּירוּשָׁלָֽ͏ִם׃<text:s/></text:span><text:span text:style-name="T81">‬</text:span>‬‬<text:span text:style-name="T82">8</text:span><text:span text:style-name="T83"> כָּנַ֤סְתִּי לִי֙ גַּם־כֶּ֣סֶף וְזָהָ֔ב וּסְגֻלַּ֥ת מְלָכִ֖ים וְהַמְּדִינ֑וֹת עָשִׂ֨יתִי לִ֜י שָׁרִ֣ים וְשָׁר֗וֹת וְתַעֲנוּגֹ֛ת בְּנֵ֥י הָאָדָ֖ם שִׁדָּ֥ה וְשִׁדּֽוֹת׃<text:s/></text:span><text:span text:style-name="T84">‬</text:span>‬‬<text:span text:style-name="T85">9</text:span><text:span text:style-name="T86"> וְגָדַ֣לְתִּי וְהוֹסַ֔פְתִּי מִכֹּ֛ל שֶׁהָיָ֥ה לְפָנַ֖י בִּירוּשָׁלָ֑͏ִם אַ֥ף חָכְמָתִ֖י<text:s/></text:span><text:soft-page-break/><text:span text:style-name="T87">עָ֥מְדָה לִּֽי׃<text:s/></text:span><text:span text:style-name="T88">‬</text:span>‬‬<text:span text:style-name="T89">10</text:span><text:span text:style-name="T90"> וְכֹל֙ אֲשֶׁ֣ר שָֽׁאֲל֣וּ עֵינַ֔י לֹ֥א אָצַ֖לְתִּי מֵהֶ֑ם לֹֽא־מָנַ֨עְתִּי אֶת־לִבִּ֜י מִכָּל־שִׂמְחָ֗ה כִּֽי־לִבִּ֤י שָׂמֵ֙חַ֙ מִכָּל־עֲמָלִ֔י וְזֶֽה־הָיָ֥ה חֶלְקִ֖י מִכָּל־עֲמָלִֽי׃<text:s/></text:span><text:span text:style-name="T91">‬</text:span>‬‬<text:span text:style-name="T92">11</text:span><text:span text:style-name="T93"> וּפָנִ֣יתִֽי אֲנִ֗י בְּכָל־מַעֲשַׂי֙ שֶֽׁעָשׂ֣וּ יָדַ֔י וּבֶֽעָמָ֖ל שֶׁעָמַ֣לְתִּי לַעֲשׂ֑וֹת וְהִנֵּ֨ה הַכֹּ֥ל הֶ֙בֶל֙ וּרְע֣וּת ר֔וּחַ וְאֵ֥ין יִתְר֖וֹן תַּ֥חַת הַשָּֽׁמֶשׁ׃<text:s/></text:span><text:span text:style-name="T94">‬</text:span>‬‬<text:span text:style-name="T95">12</text:span><text:span text:style-name="T96"> וּפָנִ֤יתִֽי אֲנִי֙ לִרְא֣וֹת חָכְמָ֔ה וְהוֹלֵל֖וֹת וְסִכְל֑וּת כִּ֣י ׀ מֶ֣ה הָאָדָ֗ם שֶׁיָּבוֹא֙ אַחֲרֵ֣י הַמֶּ֔לֶךְ אֵ֥ת אֲשֶׁר־כְּבָ֖ר עָשֽׂוּהוּ׃<text:s/></text:span><text:span text:style-name="T97">‬</text:span>‬‬<text:span text:style-name="T98">13</text:span><text:span text:style-name="T99"> וְרָאִ֣יתִי אָ֔נִי שֶׁיֵּ֥שׁ יִתְר֛וֹן לַֽחָכְמָ֖ה מִן־הַסִּכְל֑וּת כִּֽיתְר֥וֹן הָא֖וֹר מִן־הַחֹֽשֶׁךְ׃<text:s/></text:span><text:span text:style-name="T100">‬</text:span>‬‬<text:span text:style-name="T101">14</text:span><text:span text:style-name="T102"> הֶֽחָכָם֙ עֵינָ֣יו בְּרֹאשׁ֔וֹ וְהַכְּסִ֖יל בַּחֹ֣שֶׁךְ הוֹלֵ֑ךְ וְיָדַ֣עְתִּי גַם־אָ֔נִי שֶׁמִּקְרֶ֥ה אֶחָ֖ד יִקְרֶ֥ה אֶת־כֻּלָּֽם׃<text:s/></text:span><text:span text:style-name="T103">‬</text:span>‬‬<text:span text:style-name="T104">15</text:span><text:span text:style-name="T105"> וְאָמַ֨רְתִּֽי אֲנִ֜י בְּלִבִּ֗י כְּמִקְרֵ֤ה הַכְּסִיל֙ גַּם־אֲנִ֣י יִקְרֵ֔נִי וְלָ֧מָּה חָכַ֛מְתִּי אֲנִ֖י אָ֣ז יוֹתֵ֑ר וְדִבַּ֣רְתִּי בְלִבִּ֔י שֶׁגַּם־זֶ֖ה הָֽבֶל׃<text:s/></text:span><text:span text:style-name="T106">‬</text:span>‬‬<text:span text:style-name="T107">16</text:span><text:span text:style-name="T108"> כִּי֩ אֵ֨ין זִכְר֧וֹן לֶחָכָ֛ם עִֽם־הַכְּסִ֖יל לְעוֹלָ֑ם בְּשֶׁכְּבָ֞ר הַיָּמִ֤ים הַבָּאִים֙ הַכֹּ֣ל נִשְׁכָּ֔ח וְאֵ֛יךְ יָמ֥וּת הֶחָכָ֖ם עִֽם־הַכְּסִֽיל׃<text:s/></text:span><text:span text:style-name="T109">‬</text:span>‬‬<text:span text:style-name="T110">17</text:span><text:span text:style-name="T111"> וְשָׂנֵ֙אתִי֙ אֶת־הַ֣חַיִּ֔ים כִּ֣י רַ֤ע עָלַי֙ הַֽמַּעֲשֶׂ֔ה שֶׁנַּעֲשָׂ֖ה תַּ֣חַת הַשָּׁ֑מֶשׁ כִּֽי־הַכֹּ֥ל הֶ֖בֶל וּרְע֥וּת רֽוּחַ׃<text:s/></text:span><text:span text:style-name="T112">‬</text:span>‬‬<text:span text:style-name="T113">18</text:span><text:span text:style-name="T114"> וְשָׂנֵ֤אתִֽי אֲנִי֙ אֶת־כָּל־עֲמָלִ֔י שֶׁאֲנִ֥י עָמֵ֖ל תַּ֣חַת הַשָּׁ֑מֶשׁ שֶׁ֣אַנִּיחֶ֔נּוּ לָאָדָ֖ם שֶׁיִּהְיֶ֥ה אַחֲרָֽי׃<text:s/></text:span><text:span text:style-name="T115">‬</text:span>‬‬<text:span text:style-name="T116">19</text:span><text:span text:style-name="T117"> וּמִ֣י יוֹדֵ֗עַ הֶֽחָכָ֤ם יִהְיֶה֙ א֣וֹ סָכָ֔ל וְיִשְׁלַט֙ בְּכָל־עֲמָלִ֔י שֶֽׁעָמַ֥לְתִּי וְשֶׁחָכַ֖מְתִּי תַּ֣חַת הַשָּׁ֑מֶשׁ גַּם־זֶ֖ה הָֽבֶל׃<text:s/></text:span><text:span text:style-name="T118">‬</text:span>‬‬<text:span text:style-name="T119">20</text:span><text:span text:style-name="T120"> וְסַבּ֥וֹתִֽי אֲנִ֖י לְיַאֵ֣שׁ אֶת־לִבִּ֑י עַ֚ל כָּל־הֶ֣עָמָ֔ל שֶׁעָמַ֖לְתִּי תַּ֥חַת הַשָּֽׁמֶשׁ׃<text:s/></text:span><text:span text:style-name="T121">‬</text:span>‬‬<text:span text:style-name="T122">21</text:span><text:span text:style-name="T123"> כִּי־יֵ֣שׁ אָדָ֗ם שֶׁעֲמָל֛וֹ בְּחָכְמָ֥ה וּבְדַ֖עַת וּבְכִשְׁר֑וֹן וּלְאָדָ֞ם שֶׁלֹּ֤א עָֽמַל־בּוֹ֙ יִתְּנֶ֣נּוּ חֶלְק֔וֹ גַּם־זֶ֥ה הֶ֖בֶל וְרָעָ֥ה רַבָּֽה׃<text:s/></text:span><text:span text:style-name="T124">‬</text:span>‬‬<text:span text:style-name="T125">22</text:span><text:span text:style-name="T126"> כִּ֠י מֶֽה־הֹוֶ֤ה לָֽאָדָם֙ בְּכָל־עֲמָל֔וֹ וּבְרַעְי֖וֹן לִבּ֑ו שְׁה֥וּא עָמֵ֖ל תַּ֥חַת הַשָּֽׁמֶשׁ׃<text:s/></text:span><text:span text:style-name="T127">‬</text:span>‬‬<text:span text:style-name="T128">23</text:span><text:span text:style-name="T129"> כִּ֧י כָל־יָמָ֣יו מַכְאֹבִ֗ים וָכַ֙עַס֙ עִנְיָנ֔וֹ גַּם־בַּלַּ֖יְלָה לֹא־שָׁכַ֣ב לִבּ֑וֹ גַּם־זֶ֖ה הֶ֥בֶל הֽוּא׃<text:s/></text:span><text:span text:style-name="T130">‬</text:span>‬‬<text:span text:style-name="T131">24</text:span><text:span text:style-name="T132"> אֵֽין־ט֤וֹב בָּאָדָם֙ שֶׁיֹּאכַ֣ל וְשָׁתָ֔ה וְהֶרְאָ֧ה אֶת־נַפְשׁ֛וֹ ט֖וֹב בַּעֲמָל֑וֹ גַּם־זֹה֙ רָאִ֣יתִי אָ֔נִי כִּ֛י מִיַּ֥ד הָאֱלֹהִ֖ים הִֽיא׃<text:s/></text:span><text:span text:style-name="T133">‬</text:span>‬‬<text:span text:style-name="T134">25</text:span><text:span text:style-name="T135"> כִּ֣י מִ֥י יֹאכַ֛ל וּמִ֥י יָח֖וּשׁ ח֥וּץ מִמֶּֽנִּי׃<text:s/></text:span><text:span text:style-name="T136">‬</text:span>‬‬<text:span text:style-name="T137">26</text:span><text:span text:style-name="T138"> כִּ֤י לְאָדָם֙ שֶׁטּ֣וֹב לְפָנָ֔יו נָתַ֛ן חָכְמָ֥ה וְדַ֖עַת וְשִׂמְחָ֑ה וְלַחוֹטֶא֩ נָתַ֨ן עִנְיָ֜ן לֶאֱס֣וֹף וְלִכְנ֗וֹס לָתֵת֙ לְטוֹב֙ לִפְנֵ֣י הָֽאֱלֹהִ֔ים גַּם־זֶ֥ה הֶ֖בֶל וּרְע֥וּת רֽוּחַ׃<text:s/></text:span><text:span text:style-name="T139">‬</text:span>‬‬‬‬‬‬‬‬‬‬‬‬‬‬‬‬‬‬‬‬‬‬‬‬‬‬‬</text:p>
      </text:section>
      <text:section text:name="Sect2" text:style-name="S2">
        <text:p text:style-name="P140">Qoheleth 3</text:p>
        <text:p text:style-name="P141"><text:span text:style-name="T142">1</text:span><text:span text:style-name="T143"> לַכֹּ֖ל זְמָ֑ן וְעֵ֥ת לְכָל־חֵ֖פֶץ תַּ֥חַת הַשָּׁמָֽיִם׃</text:span><text:span text:style-name="T144"><text:s/>ס<text:s/></text:span><text:span text:style-name="T145">2</text:span><text:span text:style-name="T146"> עֵ֥ת לָלֶ֖דֶת וְעֵ֣ת לָמ֑וּת עֵ֣ת לָטַ֔עַת וְעֵ֖ת לַעֲק֥וֹר נָטֽוּעַ׃<text:s/></text:span><text:span text:style-name="T147">‬</text:span>‬‬<text:span text:style-name="T148">3</text:span><text:span text:style-name="T149"> עֵ֤ת לַהֲרוֹג֙ וְעֵ֣ת לִרְפּ֔וֹא עֵ֥ת לִפְר֖וֹץ וְעֵ֥ת לִבְנֽוֹת׃<text:s/></text:span><text:span text:style-name="T150">‬</text:span>‬‬<text:span text:style-name="T151">4</text:span><text:span text:style-name="T152"> עֵ֤ת לִבְכּוֹת֙ וְעֵ֣ת לִשְׂח֔וֹק עֵ֥ת סְפ֖וֹד וְעֵ֥ת רְקֽוֹד׃<text:s/></text:span><text:span text:style-name="T153">‬</text:span>‬‬<text:span text:style-name="T154">5</text:span><text:span text:style-name="T155"> עֵ֚ת לְהַשְׁלִ֣יךְ אֲבָנִ֔ים וְעֵ֖ת כְּנ֣וֹס אֲבָנִ֑ים עֵ֣ת לַחֲב֔וֹק וְעֵ֖ת לִרְחֹ֥ק מֵחַבֵּֽק׃<text:s/></text:span><text:span text:style-name="T156">‬</text:span>‬‬<text:span text:style-name="T157">6</text:span><text:span text:style-name="T158"> עֵ֤ת לְבַקֵּשׁ֙ וְעֵ֣ת לְאַבֵּ֔ד עֵ֥ת לִשְׁמ֖וֹר וְעֵ֥ת לְהַשְׁלִֽיךְ׃<text:s/></text:span><text:span text:style-name="T159">‬</text:span>‬‬<text:span text:style-name="T160">7</text:span><text:span text:style-name="T161"> עֵ֤ת לִקְר֙וֹעַ֙ וְעֵ֣ת לִתְפּ֔וֹר עֵ֥ת לַחֲשׁ֖וֹת וְעֵ֥ת לְדַבֵּֽר׃<text:s/></text:span><text:span text:style-name="T162">‬</text:span>‬‬<text:span text:style-name="T163">8</text:span><text:span text:style-name="T164"> עֵ֤ת לֶֽאֱהֹב֙ וְעֵ֣ת לִשְׂנֹ֔א עֵ֥ת מִלְחָמָ֖ה וְעֵ֥ת שָׁלֽוֹם׃</text:span><text:span text:style-name="T165"><text:s/>ס<text:s/></text:span><text:span text:style-name="T166">‬</text:span>‬‬<text:span text:style-name="T167">9</text:span><text:span text:style-name="T168"> מַה־יִּתְרוֹן֙ הָֽעוֹשֶׂ֔ה בַּאֲשֶׁ֖ר ה֥וּא עָמֵֽל׃<text:s/></text:span><text:span text:style-name="T169">‬</text:span>‬‬<text:span text:style-name="T170">10</text:span><text:span text:style-name="T171"> רָאִ֣יתִי אֶת־הָֽעִנְיָ֗ן אֲשֶׁ֨ר נָתַ֧ן אֱלֹהִ֛ים לִבְנֵ֥י הָאָדָ֖ם לַעֲנ֥וֹת בּֽוֹ׃<text:s/></text:span><text:span text:style-name="T172">‬</text:span>‬‬<text:span text:style-name="T173">11</text:span><text:span text:style-name="T174"> אֶת־הַכֹּ֥ל עָשָׂ֖ה יָפֶ֣ה בְעִתּ֑וֹ גַּ֤ם אֶת־הָעֹלָם֙ נָתַ֣ן בְּלִבָּ֔ם מִבְּלִ֞י אֲשֶׁ֧ר לֹא־יִמְצָ֣א הָאָדָ֗ם אֶת־הַֽמַּעֲשֶׂ֛ה אֲשֶׁר־עָשָׂ֥ה הָאֱלֹהִ֖ים מֵרֹ֥אשׁ וְעַד־סֽוֹף׃<text:s/></text:span><text:span text:style-name="T175">‬</text:span>‬‬<text:span text:style-name="T176">12</text:span><text:span text:style-name="T177"> יָדַ֕עְתִּי כִּ֛י אֵ֥ין ט֖וֹב בָּ֑ם כִּ֣י אִם־לִשְׂמ֔וֹחַ וְלַעֲשׂ֥וֹת ט֖וֹב בְּחַיָּֽיו׃<text:s/></text:span><text:span text:style-name="T178">‬</text:span>‬‬<text:span text:style-name="T179">13</text:span><text:span text:style-name="T180"> וְגַ֤ם כָּל־</text:span><text:soft-page-break/><text:span text:style-name="T181">הָאָדָם֙ שֶׁיֹּאכַ֣ל וְשָׁתָ֔ה וְרָאָ֥ה ט֖וֹב בְּכָל־עֲמָל֑וֹ מַתַּ֥ת אֱלֹהִ֖ים הִֽיא׃<text:s/></text:span><text:span text:style-name="T182">‬</text:span>‬‬<text:span text:style-name="T183">14</text:span><text:span text:style-name="T184"> יָדַ֗עְתִּי כִּ֠י כָּל־אֲשֶׁ֨ר יַעֲשֶׂ֤ה הָאֱלֹהִים֙ ה֚וּא יִהְיֶ֣ה לְעוֹלָ֔ם עָלָיו֙ אֵ֣ין לְהוֹסִ֔יף וּמִמֶּ֖נּוּ אֵ֣ין לִגְרֹ֑עַ וְהָאֱלֹהִ֣ים עָשָׂ֔ה שֶׁיִּֽרְא֖וּ מִלְּפָנָֽיו׃<text:s/></text:span><text:span text:style-name="T185">‬</text:span>‬‬<text:span text:style-name="T186">15</text:span><text:span text:style-name="T187"> מַה־שֶּֽׁהָיָה֙ כְּבָ֣ר ה֔וּא וַאֲשֶׁ֥ר לִהְי֖וֹת כְּבָ֣ר הָיָ֑ה וְהָאֱלֹהִ֖ים יְבַקֵּ֥שׁ אֶת־נִרְדָּֽף׃<text:s/></text:span><text:span text:style-name="T188">‬</text:span>‬‬<text:span text:style-name="T189">16</text:span><text:span text:style-name="T190"> וְע֥וֹד רָאִ֖יתִי תַּ֣חַת הַשָּׁ֑מֶשׁ מְק֤וֹם הַמִּשְׁפָּט֙ שָׁ֣מָּה הָרֶ֔שַׁע וּמְק֥וֹם הַצֶּ֖דֶק שָׁ֥מָּה הָרָֽשַׁע׃<text:s/></text:span><text:span text:style-name="T191">‬</text:span>‬‬<text:span text:style-name="T192">17</text:span><text:span text:style-name="T193"> אָמַ֤רְתִּֽי אֲנִי֙ בְּלִבִּ֔י אֶת־הַצַּדִּיק֙ וְאֶת־הָ֣רָשָׁ֔ע יִשְׁפֹּ֖ט הָאֱלֹהִ֑ים כִּי־עֵ֣ת לְכָל־חֵ֔פֶץ וְעַ֥ל כָּל־הַֽמַּעֲשֶׂ֖ה שָֽׁם׃<text:s/></text:span><text:span text:style-name="T194">‬</text:span>‬‬<text:span text:style-name="T195">18</text:span><text:span text:style-name="T196"> אָמַ֤רְתִּֽי אֲנִי֙ בְּלִבִּ֔י עַל־דִּבְרַת֙ בְּנֵ֣י הָאָדָ֔ם לְבָרָ֖ם הָאֱלֹהִ֑ים וְלִרְא֕וֹת שְׁהֶם־בְּהֵמָ֥ה הֵ֖מָּה לָהֶֽם׃<text:s/></text:span><text:span text:style-name="T197">‬</text:span>‬‬<text:span text:style-name="T198">19</text:span><text:span text:style-name="T199"> כִּי֩ מִקְרֶ֨ה בְֽנֵי־הָאָדָ֜ם וּמִקְרֶ֣ה הַבְּהֵמָ֗ה וּמִקְרֶ֤ה אֶחָד֙ לָהֶ֔ם כְּמ֥וֹת זֶה֙ כֵּ֣ן מ֣וֹת זֶ֔ה וְר֥וּחַ אֶחָ֖ד לַכֹּ֑ל וּמוֹתַ֨ר הָאָדָ֤ם מִן־הַבְּהֵמָה֙ אָ֔יִן כִּ֥י הַכֹּ֖ל הָֽבֶל׃<text:s/></text:span><text:span text:style-name="T200">‬</text:span>‬‬<text:span text:style-name="T201">20</text:span><text:span text:style-name="T202"> הַכֹּ֥ל הוֹלֵ֖ךְ אֶל־מָק֣וֹם אֶחָ֑ד הַכֹּל֙ הָיָ֣ה מִן־הֶֽעָפָ֔ר וְהַכֹּ֖ל שָׁ֥ב אֶל־הֶעָפָֽר׃<text:s/></text:span><text:span text:style-name="T203">‬</text:span>‬‬<text:span text:style-name="T204">21</text:span><text:span text:style-name="T205"> מִ֣י יוֹדֵ֗עַ ר֚וּחַ בְּנֵ֣י הָאָדָ֔ם הָעֹלָ֥ה הִ֖יא לְמָ֑עְלָה וְר֙וּחַ֙ הַבְּהֵמָ֔ה הַיֹּרֶ֥דֶת הִ֖יא לְמַ֥טָּה לָאָֽרֶץ׃<text:s/></text:span><text:span text:style-name="T206">‬</text:span>‬‬<text:span text:style-name="T207">22</text:span><text:span text:style-name="T208"> וְרָאִ֗יתִי כִּ֣י אֵ֥ין טוֹב֙ מֵאֲשֶׁ֨ר יִשְׂמַ֤ח הָאָדָם֙ בְּֽמַעֲשָׂ֔יו כִּי־ה֖וּא חֶלְק֑וֹ כִּ֣י מִ֤י יְבִיאֶ֙נּוּ֙ לִרְא֔וֹת בְּמֶ֖ה שֶׁיִּהְיֶ֥ה אַחֲרָֽיו׃<text:s/></text:span><text:span text:style-name="T209">‬</text:span>‬‬‬‬‬‬‬‬‬‬‬‬‬‬‬‬‬‬‬‬‬‬‬</text:p>
      </text:section>
      <text:section text:name="Sect3" text:style-name="S3">
        <text:p text:style-name="P210">Qoheleth 4</text:p>
        <text:p text:style-name="P211"><text:span text:style-name="T212">1</text:span><text:span text:style-name="T213"> וְשַׁ֣בְתִּֽי אֲנִ֗י וָאֶרְאֶה֙ אֶת־כָּל־הָ֣עֲשֻׁקִ֔ים אֲשֶׁ֥ר נַעֲשִׂ֖ים תַּ֣חַת הַשָּׁ֑מֶשׁ וְהִנֵּ֣ה ׀ דִּמְעַ֣ת הָעֲשֻׁקִ֗ים וְאֵ֤ין לָהֶם֙ מְנַחֵ֔ם וּמִיַּ֤ד עֹֽשְׁקֵיהֶם֙ כֹּ֔חַ וְאֵ֥ין לָהֶ֖ם מְנַחֵֽם׃<text:s/></text:span><text:span text:style-name="T214">2</text:span><text:span text:style-name="T215"> וְשַׁבֵּ֧חַ אֲנִ֛י אֶת־הַמֵּתִ֖ים שֶׁכְּבָ֣ר מֵ֑תוּ מִן־הַ֣חַיִּ֔ים אֲשֶׁ֛ר הֵ֥מָּה חַיִּ֖ים עֲדֶֽנָה׃<text:s/></text:span><text:span text:style-name="T216">‬</text:span>‬‬<text:span text:style-name="T217">3</text:span><text:span text:style-name="T218"> וְטוֹב֙ מִשְּׁנֵיהֶ֔ם אֵ֥ת אֲשֶׁר־עֲדֶ֖ן לֹ֣א הָיָ֑ה אֲשֶׁ֤ר לֹֽא־רָאָה֙ אֶת־הַמַּעֲשֶׂ֣ה הָרָ֔ע אֲשֶׁ֥ר נַעֲשָׂ֖ה תַּ֥חַת הַשָּֽׁמֶשׁ׃<text:s/></text:span><text:span text:style-name="T219">‬</text:span>‬‬<text:span text:style-name="T220">4</text:span><text:span text:style-name="T221"> וְרָאִ֨יתִֽי אֲנִ֜י אֶת־כָּל־עָמָ֗ל וְאֵת֙ כָּל־כִּשְׁר֣וֹן הַֽמַּעֲשֶׂ֔ה כִּ֛י הִ֥יא קִנְאַת־אִ֖ישׁ מֵרֵעֵ֑הוּ גַּם־זֶ֥ה הֶ֖בֶל וּרְע֥וּת רֽוּחַ׃<text:s/></text:span><text:span text:style-name="T222">‬</text:span>‬‬<text:span text:style-name="T223">5</text:span><text:span text:style-name="T224"> הַכְּסִיל֙ חֹבֵ֣ק אֶת־יָדָ֔יו וְאֹכֵ֖ל אֶת־בְּשָׂרֽוֹ׃<text:s/></text:span><text:span text:style-name="T225">‬</text:span>‬‬<text:span text:style-name="T226">6</text:span><text:span text:style-name="T227"> ט֕וֹב מְלֹ֥א כַ֖ף נָ֑חַת מִמְּלֹ֥א חָפְנַ֛יִם עָמָ֖ל וּרְע֥וּת רֽוּחַ׃<text:s/></text:span><text:span text:style-name="T228">‬</text:span>‬‬<text:span text:style-name="T229">7</text:span><text:span text:style-name="T230"> וְשַׁ֧בְתִּי אֲנִ֛י וָאֶרְאֶ֥ה הֶ֖בֶל תַּ֥חַת הַשָּֽׁמֶשׁ׃<text:s/></text:span><text:span text:style-name="T231">‬</text:span>‬‬<text:span text:style-name="T232">8</text:span><text:span text:style-name="T233"> יֵ֣שׁ אֶחָד֩ וְאֵ֨ין שֵׁנִ֜י גַּ֣ם בֵּ֧ן וָאָ֣ח אֵֽין־ל֗וֹ וְאֵ֥ין קֵץ֙ לְכָל־עֲמָל֔וֹ גַּם־*עיניו **עֵינ֖וֹ לֹא־תִשְׂבַּ֣ע עֹ֑שֶׁר וּלְמִ֣י ׀ אֲנִ֣י עָמֵ֗ל וּמְחַסֵּ֤ר אֶת־נַפְשִׁי֙ מִטּוֹבָ֔ה גַּם־זֶ֥ה הֶ֛בֶל וְעִנְיַ֥ן רָ֖ע הֽוּא׃<text:s/></text:span><text:span text:style-name="T234">‬</text:span>‬‬<text:span text:style-name="T235">9</text:span><text:span text:style-name="T236"> טוֹבִ֥ים הַשְּׁנַ֖יִם מִן־הָאֶחָ֑ד אֲשֶׁ֧ר יֵשׁ־לָהֶ֛ם שָׂכָ֥ר ט֖וֹב בַּעֲמָלָֽם׃<text:s/></text:span><text:span text:style-name="T237">‬</text:span>‬‬<text:span text:style-name="T238">10</text:span><text:span text:style-name="T239"> כִּ֣י אִם־יִפֹּ֔לוּ הָאֶחָ֖ד יָקִ֣ים אֶת־חֲבֵר֑וֹ וְאִ֣יל֗וֹ הָֽאֶחָד֙ שֶׁיִפּ֔וֹל וְאֵ֥ין שֵׁנִ֖י לַהֲקִימֽוֹ׃<text:s/></text:span><text:span text:style-name="T240">‬</text:span>‬‬<text:span text:style-name="T241">11</text:span><text:span text:style-name="T242"> גַּ֛ם אִם־יִשְׁכְּב֥וּ שְׁנַ֖יִם וְחַ֣ם לָהֶ֑ם וּלְאֶחָ֖ד אֵ֥יךְ יֵחָֽם׃<text:s/></text:span><text:span text:style-name="T243">‬</text:span>‬‬<text:span text:style-name="T244">12</text:span><text:span text:style-name="T245"> וְאִֽם־יִתְקְפוֹ֙ הָאֶחָ֔ד הַשְּׁנַ֖יִם יַעַמְד֣וּ נֶגְדּ֑וֹ וְהַחוּט֙ הַֽמְשֻׁלָּ֔שׁ לֹ֥א בִמְהֵרָ֖ה יִנָּתֵֽק׃<text:s/></text:span><text:span text:style-name="T246">‬</text:span>‬‬<text:span text:style-name="T247">13</text:span><text:span text:style-name="T248"> ט֛וֹב יֶ֥לֶד מִסְכֵּ֖ן וְחָכָ֑ם מִמֶּ֤לֶךְ זָקֵן֙ וּכְסִ֔יל אֲשֶׁ֛ר לֹא־יָדַ֥ע לְהִזָּהֵ֖ר עֽוֹד׃<text:s/></text:span><text:span text:style-name="T249">‬</text:span>‬‬<text:span text:style-name="T250">14</text:span><text:span text:style-name="T251"> כִּֽי־מִבֵּ֥ית הָסוּרִ֖ים יָצָ֣א לִמְלֹ֑ךְ כִּ֛י גַּ֥ם בְּמַלְכוּת֖וֹ נוֹלַ֥ד רָֽשׁ׃<text:s/></text:span><text:span text:style-name="T252">‬</text:span>‬‬<text:span text:style-name="T253">15</text:span><text:span text:style-name="T254"> רָאִ֙יתִי֙ אֶת־כָּל־הַ֣חַיִּ֔ים הַֽמְהַלְּכִ֖ים תַּ֣חַת הַשָּׁ֑מֶשׁ עִ֚ם הַיֶּ֣לֶד הַשֵּׁנִ֔י אֲשֶׁ֥ר יַעֲמֹ֖ד<text:s/></text:span><text:soft-page-break/><text:span text:style-name="T255">תַּחְתָּֽיו׃<text:s/></text:span><text:span text:style-name="T256">‬</text:span>‬‬<text:span text:style-name="T257">16</text:span><text:span text:style-name="T258"> אֵֽין־קֵ֣ץ לְכָל־הָעָ֗ם לְכֹ֤ל אֲשֶׁר־הָיָה֙ לִפְנֵיהֶ֔ם גַּ֥ם הָאַחֲרוֹנִ֖ים לֹ֣א יִשְׂמְחוּ־ב֑וֹ כִּֽי־גַם־זֶ֥ה הֶ֖בֶל וְרַעְי֥וֹן רֽוּחַ׃<text:s/></text:span><text:span text:style-name="T259">‬</text:span>‬‬<text:span text:style-name="T260">17</text:span><text:span text:style-name="T261"> שְׁמֹ֣ר *רגליך **רַגְלְךָ֗ כַּאֲשֶׁ֤ר תֵּלֵךְ֙ אֶל־בֵּ֣ית הָאֱלֹהִ֔ים וְקָר֣וֹב לִשְׁמֹ֔עַ מִתֵּ֥ת הַכְּסִילִ֖ים זָ֑בַח כִּֽי־אֵינָ֥ם יוֹדְעִ֖ים לַעֲשׂ֥וֹת רָֽע׃<text:s/></text:span><text:span text:style-name="T262">‬</text:span>‬‬‬‬‬‬‬‬‬‬‬‬‬‬‬‬‬‬</text:p>
      </text:section>
      <text:section text:name="Sect4" text:style-name="S4">
        <text:p text:style-name="P263">Qoheleth 5</text:p>
        <text:p text:style-name="P264"><text:span text:style-name="T265">1</text:span><text:span text:style-name="T266"> אַל־תְּבַהֵ֨ל עַל־פִּ֜יךָ וְלִבְּךָ֧ אַל־יְמַהֵ֛ר לְהוֹצִ֥יא דָבָ֖ר לִפְנֵ֣י הָאֱלֹהִ֑ים כִּ֣י הָאֱלֹהִ֤ים בַּשָּׁמַ֙יִם֙ וְאַתָּ֣ה עַל־הָאָ֔רֶץ עַֽל־כֵּ֛ן יִהְי֥וּ דְבָרֶ֖יךָ מְעַטִּֽים׃<text:s/></text:span><text:span text:style-name="T267">2</text:span><text:span text:style-name="T268"> כִּ֛י בָּ֥א הַחֲל֖וֹם בְּרֹ֣ב עִנְיָ֑ן וְק֥וֹל כְּסִ֖יל בְּרֹ֥ב דְּבָרִֽים׃<text:s/></text:span><text:span text:style-name="T269">‬</text:span>‬‬<text:span text:style-name="T270">3</text:span><text:span text:style-name="T271"> כַּאֲשֶׁר֩ תִּדֹּ֨ר נֶ֜דֶר לֽ͏ֵאלֹהִ֗ים אַל־תְּאַחֵר֙ לְשַׁלְּמ֔וֹ כִּ֛י אֵ֥ין חֵ֖פֶץ בַּכְּסִילִ֑ים אֵ֥ת אֲשֶׁר־תִּדֹּ֖ר שַׁלֵּֽם׃<text:s/></text:span><text:span text:style-name="T272">‬</text:span>‬‬<text:span text:style-name="T273">4</text:span><text:span text:style-name="T274"> ט֖וֹב אֲשֶׁ֣ר לֹֽא־תִדֹּ֑ר מִשֶׁתִּדּ֖וֹר וְלֹ֥א תְשַׁלֵּֽם׃<text:s/></text:span><text:span text:style-name="T275">‬</text:span>‬‬<text:span text:style-name="T276">5</text:span><text:span text:style-name="T277"> אַל־תִּתֵּ֤ן אֶת־פִּ֙יךָ֙ לַחֲטִ֣יא אֶת־בְּשָׂרֶ֔ךָ וְאַל־תֹּאמַר֙ לִפְנֵ֣י הַמַּלְאָ֔ךְ כִּ֥י שְׁגָגָ֖ה הִ֑יא לָ֣מָּה יִקְצֹ֤ף הָֽאֱלֹהִים֙ עַל־קוֹלֶ֔ךָ וְחִבֵּ֖ל אֶת־מַעֲשֵׂ֥ה יָדֶֽיךָ׃<text:s/></text:span><text:span text:style-name="T278">‬</text:span>‬‬<text:span text:style-name="T279">6</text:span><text:span text:style-name="T280"> כִּ֣י בְרֹ֤ב חֲלֹמוֹת֙ וַהֲבָלִ֔ים וּדְבָרִ֖ים הַרְבֵּ֑ה כִּ֥י אֶת־הָאֱלֹהִ֖ים יְרָֽא׃<text:s/></text:span><text:span text:style-name="T281">‬</text:span>‬‬<text:span text:style-name="T282">7</text:span><text:span text:style-name="T283"> אִם־עֹ֣שֶׁק רָ֠שׁ וְגֵ֨זֶל מִשְׁפָּ֤ט וָצֶ֙דֶק֙ תִּרְאֶ֣ה בַמְּדִינָ֔ה אַל־תִּתְמַ֖הּ עַל־הַחֵ֑פֶץ כִּ֣י גָבֹ֜הַּ מֵעַ֤ל גָּבֹ֙הַ֙ שֹׁמֵ֔ר וּגְבֹהִ֖ים עֲלֵיהֶֽם׃<text:s/></text:span><text:span text:style-name="T284">‬</text:span>‬‬<text:span text:style-name="T285">8</text:span><text:span text:style-name="T286"> וְיִתְר֥וֹן אֶ֖רֶץ בַּכֹּ֣ל *היא **ה֑וּא מֶ֥לֶךְ לְשָׂדֶ֖ה נֶעֱבָֽד׃<text:s/></text:span><text:span text:style-name="T287">‬</text:span>‬‬<text:span text:style-name="T288">9</text:span><text:span text:style-name="T289"> אֹהֵ֥ב כֶּ֙סֶף֙ לֹא־יִשְׂבַּ֣ע כֶּ֔סֶף וּמִֽי־אֹהֵ֥ב בֶּהָמ֖וֹן לֹ֣א תְבוּאָ֑ה גַּם־זֶ֖ה הָֽבֶל׃<text:s/></text:span><text:span text:style-name="T290">‬</text:span>‬‬<text:span text:style-name="T291">10</text:span><text:span text:style-name="T292"> בִּרְבוֹת֙ הַטּוֹבָ֔ה רַבּ֖וּ אוֹכְלֶ֑יהָ וּמַה־כִּשְׁרוֹן֙ לִבְעָלֶ֔יהָ כִּ֖י אִם־*ראית **רְא֥וּת עֵינָֽיו׃<text:s/></text:span><text:span text:style-name="T293">‬</text:span>‬‬<text:span text:style-name="T294">11</text:span><text:span text:style-name="T295"> מְתוּקָה֙ שְׁנַ֣ת הָעֹבֵ֔ד אִם־מְעַ֥ט וְאִם־הַרְבֵּ֖ה יֹאכֵ֑ל וְהַשָּׂבָע֙ לֶֽעָשִׁ֔יר אֵינֶ֛נּוּ מַנִּ֥יחַֽ ל֖וֹ לִישֽׁוֹן׃<text:s/></text:span><text:span text:style-name="T296">‬</text:span>‬‬<text:span text:style-name="T297">12</text:span><text:span text:style-name="T298"> יֵ֚שׁ רָעָ֣ה חוֹלָ֔ה רָאִ֖יתִי תַּ֣חַת הַשָּׁ֑מֶשׁ עֹ֛שֶׁר שָׁמ֥וּר לִבְעָלָ֖יו לְרָעָתֽוֹ׃<text:s/></text:span><text:span text:style-name="T299">‬</text:span>‬‬<text:span text:style-name="T300">13</text:span><text:span text:style-name="T301"> וְאָבַ֛ד הָעֹ֥שֶׁר הַה֖וּא בְּעִנְיַ֣ן רָ֑ע וְהוֹלִ֣יד בֵּ֔ן וְאֵ֥ין בְּיָד֖וֹ מְאֽוּמָה׃<text:s/></text:span><text:span text:style-name="T302">‬</text:span>‬‬<text:span text:style-name="T303">14</text:span><text:span text:style-name="T304"> כַּאֲשֶׁ֤ר יָצָא֙ מִבֶּ֣טֶן אִמּ֔וֹ עָר֛וֹם יָשׁ֥וּב לָלֶ֖כֶת כְּשֶׁבָּ֑א וּמְא֙וּמָה֙ לֹא־יִשָּׂ֣א בַעֲמָל֔וֹ שֶׁיֹּלֵ֖ךְ בְּיָדֽוֹ׃<text:s/></text:span><text:span text:style-name="T305">‬</text:span>‬‬<text:span text:style-name="T306">15</text:span><text:span text:style-name="T307"> וְגַם־זֹה֙ רָעָ֣ה חוֹלָ֔ה כָּל־עֻמַּ֥ת שֶׁבָּ֖א כֵּ֣ן יֵלֵ֑ךְ וּמַה־יִּתְר֣וֹן ל֔וֹ שֶֽׁיַּעֲמֹ֖ל לָרֽוּחַ׃<text:s/></text:span><text:span text:style-name="T308">‬</text:span>‬‬<text:span text:style-name="T309">16</text:span><text:span text:style-name="T310"> גַּ֥ם כָּל־יָמָ֖יו בַּחֹ֣שֶׁךְ יֹאכֵ֑ל וְכָעַ֥ס הַרְבֵּ֖ה וְחָלְי֥וֹ וָקָֽצֶף׃<text:s/></text:span><text:span text:style-name="T311">‬</text:span>‬‬<text:span text:style-name="T312">17</text:span><text:span text:style-name="T313"> הִנֵּ֞ה אֲשֶׁר־רָאִ֣יתִי אָ֗נִי ט֣וֹב אֲשֶׁר־יָפֶ֣ה לֶֽאֶכוֹל־וְ֠לִשְׁתּוֹת וְלִרְא֨וֹת טוֹבָ֜ה בְּכָל־עֲמָל֣וֹ ׀ שֶׁיַּעֲמֹ֣ל תַּֽחַת־הַשֶּׁ֗מֶשׁ מִסְפַּ֧ר יְמֵי־*חיו **חַיָּ֛יו אֲשֶׁר־נָֽתַן־ל֥וֹ הָאֱלֹהִ֖ים כִּי־ה֥וּא חֶלְקֽוֹ׃<text:s/></text:span><text:span text:style-name="T314">‬</text:span>‬‬<text:span text:style-name="T315">18</text:span><text:span text:style-name="T316"> גַּ֣ם כָּֽל־הָאָדָ֡ם אֲשֶׁ֣ר נָֽתַן־ל֣וֹ הָאֱלֹהִים֩ עֹ֨שֶׁר וּנְכָסִ֜ים וְהִשְׁלִיט֨וֹ לֶאֱכֹ֤ל מִמֶּ֙נּוּ֙ וְלָשֵׂ֣את אֶת־חֶלְק֔וֹ וְלִשְׂמֹ֖חַ בַּעֲמָל֑וֹ זֹ֕ה מַתַּ֥ת אֱלֹהִ֖ים הִֽיא׃<text:s/></text:span><text:span text:style-name="T317">‬</text:span>‬‬<text:span text:style-name="T318">19</text:span><text:span text:style-name="T319"> כִּ֚י לֹ֣א הַרְבֵּ֔ה יִזְכֹּ֖ר אֶת־יְמֵ֣י חַיָּ֑יו כִּ֧י הָאֱלֹהִ֛ים מַעֲנֶ֖ה בְּשִׂמְחַ֥ת לִבּֽוֹ׃<text:s/></text:span><text:span text:style-name="T320">‬</text:span>‬‬‬‬‬‬‬‬‬‬‬‬‬‬‬‬‬‬‬‬</text:p>
      </text:section>
      <text:section text:name="Sect5" text:style-name="S5">
        <text:p text:style-name="P321">Qoheleth 6</text:p>
        <text:p text:style-name="P322"><text:span text:style-name="T323">1</text:span><text:span text:style-name="T324"> יֵ֣שׁ רָעָ֔ה אֲשֶׁ֥ר רָאִ֖יתִי תַּ֣חַת הַשָּׁ֑מֶשׁ וְרַבָּ֥ה הִ֖יא עַל־הָאָדָֽם׃<text:s/></text:span><text:span text:style-name="T325">2</text:span><text:span text:style-name="T326"> אִ֣ישׁ אֲשֶׁ֣ר יִתֶּן־ל֣וֹ הָאֱלֹהִ֡ים עֹשֶׁר֩ וּנְכָסִ֨ים וְכָב֜וֹד וְֽאֵינֶ֨נּוּ חָסֵ֥ר לְנַפְשׁ֣וֹ ׀ מִכֹּ֣ל אֲשֶׁר־יִתְאַוֶּ֗ה וְלֹֽא־יַשְׁלִיטֶ֤נּוּ הָֽאֱלֹהִים֙ לֶאֱכֹ֣ל מִמֶּ֔נּוּ כִּ֛י אִ֥ישׁ נָכְרִ֖י יֹֽאכֲלֶ֑נּוּ זֶ֥ה הֶ֛בֶל וָחֳלִ֥י רָ֖ע הֽוּא׃<text:s/></text:span><text:span text:style-name="T327">‬</text:span>‬‬<text:span text:style-name="T328">3</text:span><text:span text:style-name="T329"> אִם־יוֹלִ֣יד<text:s/></text:span><text:soft-page-break/><text:span text:style-name="T330">אִ֣ישׁ מֵאָ֡ה וְשָׁנִים֩ רַבּ֨וֹת יִֽחְיֶ֜ה וְרַ֣ב ׀ שֶׁיִּהְי֣וּ יְמֵֽי־שָׁנָ֗יו וְנַפְשׁוֹ֙ לֹא־תִשְׂבַּ֣ע מִן־הַטּוֹבָ֔ה וְגַם־קְבוּרָ֖ה לֹא־הָ֣יְתָה לּ֑וֹ אָמַ֕רְתִּי ט֥וֹב מִמֶּ֖נּוּ הַנָּֽפֶל׃<text:s/></text:span><text:span text:style-name="T331">‬</text:span>‬‬<text:span text:style-name="T332">4</text:span><text:span text:style-name="T333"> כִּֽי־בַהֶ֥בֶל בָּ֖א וּבַחֹ֣שֶׁךְ יֵלֵ֑ךְ וּבַחֹ֖שֶׁךְ שְׁמ֥וֹ יְכֻסֶּֽה׃<text:s/></text:span><text:span text:style-name="T334">‬</text:span>‬‬<text:span text:style-name="T335">5</text:span><text:span text:style-name="T336"> גַּם־שֶׁ֥מֶשׁ לֹא־רָאָ֖ה וְלֹ֣א יָדָ֑ע נַ֥חַת לָזֶ֖ה מִזֶּֽה׃<text:s/></text:span><text:span text:style-name="T337">‬</text:span>‬‬<text:span text:style-name="T338">6</text:span><text:span text:style-name="T339"> וְאִלּ֣וּ חָיָ֗ה אֶ֤לֶף שָׁנִים֙ פַּעֲמַ֔יִם וְטוֹבָ֖ה לֹ֣א רָאָ֑ה הֲלֹ֛א אֶל־מָק֥וֹם אֶחָ֖ד הַכֹּ֥ל הוֹלֵֽךְ׃<text:s/></text:span><text:span text:style-name="T340">‬</text:span>‬‬<text:span text:style-name="T341">7</text:span><text:span text:style-name="T342"> כָּל־עֲמַ֥ל הָאָדָ֖ם לְפִ֑יהוּ וְגַם־הַנֶּ֖פֶשׁ לֹ֥א תִמָּלֵֽא׃<text:s/></text:span><text:span text:style-name="T343">‬</text:span>‬‬<text:span text:style-name="T344">8</text:span><text:span text:style-name="T345"> כִּ֛י מַה־יוֹתֵ֥ר לֶחָכָ֖ם מִֽן־הַכְּסִ֑יל מַה־לֶּעָנִ֣י יוֹדֵ֔עַ לַהֲלֹ֖ךְ נֶ֥גֶד הַחַיִֽים׃<text:s/></text:span><text:span text:style-name="T346">‬</text:span>‬‬<text:span text:style-name="T347">9</text:span><text:span text:style-name="T348"> ט֛וֹב מַרְאֵ֥ה עֵינַ֖יִם מֵֽהֲלָךְ־נָ֑פֶשׁ גַּם־זֶ֥ה הֶ֖בֶל וּרְע֥וּת רֽוּחַ׃<text:s/></text:span><text:span text:style-name="T349">‬</text:span>‬‬<text:span text:style-name="T350">10</text:span><text:span text:style-name="T351"> מַה־שֶּֽׁהָיָ֗ה כְּבָר֙ נִקְרָ֣א שְׁמ֔וֹ וְנוֹדָ֖ע אֲשֶׁר־ה֣וּא אָדָ֑ם וְלֹא־יוּכַ֣ל לָדִ֔ין עִ֥ם *שהתקיף **שֶׁתַּקִּ֖יף מִמֶּֽנּוּ׃<text:s/></text:span><text:span text:style-name="T352">‬</text:span>‬‬<text:span text:style-name="T353">11</text:span><text:span text:style-name="T354"> כִּ֛י יֵשׁ־דְּבָרִ֥ים הַרְבֵּ֖ה מַרְבִּ֣ים הָ֑בֶל מַה־יֹּתֵ֖ר לָאָדָֽם׃<text:s/></text:span><text:span text:style-name="T355">‬</text:span>‬‬<text:span text:style-name="T356">12</text:span><text:span text:style-name="T357"> כִּ֣י מִֽי־יוֹדֵעַ֩ מַה־טּ֨וֹב לָֽאָדָ֜ם בַּֽחַיִּ֗ים מִסְפַּ֛ר יְמֵי־חַיֵּ֥י הֶבְל֖וֹ וְיַעֲשֵׂ֣ם כַּצֵּ֑ל אֲשֶׁר֙ מִֽי־יַגִּ֣יד לָֽאָדָ֔ם מַה־יִּהְיֶ֥ה אַחֲרָ֖יו תַּ֥חַת הַשָּֽׁמֶשׁ׃<text:s/></text:span><text:span text:style-name="T358">‬</text:span>‬‬‬‬‬‬‬‬‬‬‬‬‬</text:p>
      </text:section>
      <text:section text:name="Sect6" text:style-name="S6">
        <text:p text:style-name="P359">Qoheleth 7</text:p>
        <text:p text:style-name="P360"><text:span text:style-name="T361">1</text:span><text:span text:style-name="T362"> ט֥וֹב שֵׁ֖ם מִשֶּׁ֣מֶן ט֑וֹב וְי֣וֹם הַמָּ֔וֶת מִיּ֖וֹם הִוָּלְדֽוֹ׃<text:s/></text:span><text:span text:style-name="T363">‬</text:span>‬‬‬‬<text:span text:style-name="T364">2</text:span><text:span text:style-name="T365"> ט֞וֹב לָלֶ֣כֶת אֶל־בֵּֽית־אֵ֗בֶל מִלֶּ֙כֶת֙ אֶל־בֵּ֣ית מִשְׁתֶּ֔ה בַּאֲשֶׁ֕ר ה֖וּא ס֣וֹף כָּל־הָאָדָ֑ם וְהַחַ֖י יִתֵּ֥ן אֶל־לִבּֽוֹ׃<text:s/></text:span><text:span text:style-name="T366">‬</text:span>‬‬<text:span text:style-name="T367">3</text:span><text:span text:style-name="T368"> ט֥וֹב כַּ֖עַס מִשְּׂחֹ֑ק כִּֽי־בְרֹ֥עַ פָּנִ֖ים יִ֥יטַב לֵֽב׃<text:s/></text:span><text:span text:style-name="T369">‬</text:span>‬‬<text:span text:style-name="T370">4</text:span><text:span text:style-name="T371"> לֵ֤ב חֲכָמִים֙ בְּבֵ֣ית אֵ֔בֶל וְלֵ֥ב כְּסִילִ֖ים בְּבֵ֥ית שִׂמְחָֽה׃<text:s/></text:span><text:span text:style-name="T372">‬</text:span>‬‬<text:span text:style-name="T373">5</text:span><text:span text:style-name="T374"> ט֕וֹב לִשְׁמֹ֖עַ גַּעֲרַ֣ת חָכָ֑ם מֵאִ֕ישׁ שֹׁמֵ֖עַ שִׁ֥יר כְּסִילִֽים׃<text:s/></text:span><text:span text:style-name="T375">‬</text:span>‬‬<text:span text:style-name="T376">6</text:span><text:span text:style-name="T377"> כִּ֣י כְק֤וֹל הַסִּירִים֙ תַּ֣חַת הַסִּ֔יר כֵּ֖ן שְׂחֹ֣ק הַכְּסִ֑יל וְגַם־זֶ֖ה הָֽבֶל׃<text:s/></text:span><text:span text:style-name="T378">‬</text:span>‬‬<text:span text:style-name="T379">7</text:span><text:span text:style-name="T380"> כִּ֥י הָעֹ֖שֶׁק יְהוֹלֵ֣ל חָכָ֑ם וִֽיאַבֵּ֥ד אֶת־לֵ֖ב מַתָּנָֽה׃<text:s/></text:span><text:span text:style-name="T381">‬</text:span>‬‬<text:span text:style-name="T382">8</text:span><text:span text:style-name="T383"> ט֛וֹב אַחֲרִ֥ית דָּבָ֖ר מֽ͏ֵרֵאשִׁית֑וֹ ט֥וֹב אֶֽרֶךְ־ר֖וּחַ מִגְּבַהּ־רֽוּחַ׃<text:s/></text:span><text:span text:style-name="T384">‬</text:span>‬‬<text:span text:style-name="T385">9</text:span><text:span text:style-name="T386"> אַל־תְּבַהֵ֥ל בְּרֽוּחֲךָ֖ לִכְע֑וֹס כִּ֣י כַ֔עַס בְּחֵ֥יק כְּסִילִ֖ים יָנֽוּחַ׃<text:s/></text:span><text:span text:style-name="T387">‬</text:span>‬‬<text:span text:style-name="T388">10</text:span><text:span text:style-name="T389"> אַל־תֹּאמַר֙ מֶ֣ה הָיָ֔ה שֶׁ֤הַיָּמִים֙ הָרִ֣אשֹׁנִ֔ים הָי֥וּ טוֹבִ֖ים מֵאֵ֑לֶּה כִּ֛י לֹ֥א מֵחָכְמָ֖ה שָׁאַ֥לְתָּ עַל־זֶֽה׃<text:s/></text:span><text:span text:style-name="T390">‬</text:span>‬‬<text:span text:style-name="T391">11</text:span><text:span text:style-name="T392"> טוֹבָ֥ה חָכְמָ֖ה עִֽם־נַחֲלָ֑ה וְיֹתֵ֖ר לְרֹאֵ֥י הַשָּֽׁמֶשׁ׃<text:s/></text:span><text:span text:style-name="T393">‬</text:span>‬‬<text:span text:style-name="T394">12</text:span><text:span text:style-name="T395"> כִּ֛י בְּצֵ֥ל הַֽחָכְמָ֖ה בְּצֵ֣ל הַכָּ֑סֶף וְיִתְר֣וֹן דַּ֔עַת הַֽחָכְמָ֖ה תְּחַיֶּ֥ה בְעָלֶֽיהָ׃<text:s/></text:span><text:span text:style-name="T396">‬</text:span>‬‬<text:span text:style-name="T397">13</text:span><text:span text:style-name="T398"> רְאֵ֖ה אֶת־מַעֲשֵׂ֣ה הָאֱלֹהִ֑ים כִּ֣י מִ֤י יוּכַל֙ לְתַקֵּ֔ן אֵ֖ת אֲשֶׁ֥ר עִוְּתֽוֹ׃<text:s/></text:span><text:span text:style-name="T399">‬</text:span>‬‬<text:span text:style-name="T400">14</text:span><text:span text:style-name="T401"> בְּי֤וֹם טוֹבָה֙ הֱיֵ֣ה בְט֔וֹב וּבְי֥וֹם רָעָ֖ה רְאֵ֑ה גַּ֣ם אֶת־זֶ֤ה לְעֻמַּת־זֶה֙ עָשָׂ֣ה הָֽאֱלֹהִ֔ים עַל־דִּבְרַ֗ת שֶׁלֹּ֨א יִמְצָ֧א הָֽאָדָ֛ם אַחֲרָ֖יו מְאֽוּמָה׃<text:s/></text:span><text:span text:style-name="T402">‬</text:span>‬‬<text:span text:style-name="T403">15</text:span><text:span text:style-name="T404"> אֶת־הַכֹּ֥ל רָאִ֖יתִי בִּימֵ֣י הֶבְלִ֑י יֵ֤שׁ צַדִּיק֙ אֹבֵ֣ד בְּצִדְק֔וֹ וְיֵ֣שׁ רָשָׁ֔ע מַאֲרִ֖יךְ בְּרָעָתֽוֹ׃<text:s/></text:span><text:span text:style-name="T405">‬</text:span>‬‬<text:span text:style-name="T406">16</text:span><text:span text:style-name="T407"> אַל־תְּהִ֤י צַדִּיק֙ הַרְבֵּ֔ה וְאַל־תִּתְחַכַּ֖ם יוֹתֵ֑ר לָ֖מָּה תִּשּׁוֹמֵֽם׃<text:s/></text:span><text:span text:style-name="T408">‬</text:span>‬‬<text:span text:style-name="T409">17</text:span><text:span text:style-name="T410"> אַל־תִּרְשַׁ֥ע הַרְבֵּ֖ה וְאַל־תְּהִ֣י סָכָ֑ל לָ֥מָּה תָמ֖וּת בְּלֹ֥א עִתֶּֽךָ׃<text:s/></text:span><text:span text:style-name="T411">‬</text:span>‬‬<text:span text:style-name="T412">18</text:span><text:span text:style-name="T413"> ט֚וֹב אֲשֶׁ֣ר תֶּאֱחֹ֣ז בָּזֶ֔ה וְגַם־מִזֶּ֖ה אַל־תַּנַּ֣ח אֶת־יָדֶ֑ךָ כִּֽי־יְרֵ֥א אֱלֹהִ֖ים יֵצֵ֥א אֶת־כֻּלָּֽם׃<text:s/></text:span><text:span text:style-name="T414">‬</text:span>‬‬<text:span text:style-name="T415">19</text:span><text:span text:style-name="T416"> הַֽחָכְמָ֖ה תָּעֹ֣ז לֶחָכָ֑ם מֵֽעֲשָׂרָה֙ שַׁלִּיטִ֔ים אֲשֶׁ֥ר הָי֖וּ בָּעִֽיר׃<text:s/></text:span><text:span text:style-name="T417">‬</text:span>‬‬<text:span text:style-name="T418">20</text:span><text:span text:style-name="T419"> כִּ֣י אָדָ֔ם אֵ֥ין צַדִּ֖יק בָּאָ֑רֶץ אֲשֶׁ֥ר יַעֲשֶׂה־טּ֖וֹב וְלֹ֥א יֶחֱטָֽא׃<text:s/></text:span><text:span text:style-name="T420">‬</text:span>‬‬<text:span text:style-name="T421">21</text:span><text:span text:style-name="T422"> גַּ֤ם לְכָל־הַדְּבָרִים֙ אֲשֶׁ֣ר יְדַבֵּ֔רוּ אַל־תִּתֵּ֖ן לִבֶּ֑ךָ אֲשֶׁ֛ר לֹֽא־תִשְׁמַ֥ע אֶֽת־עַבְדְּךָ֖ מְקַלְלֶֽךָ׃<text:s/></text:span><text:span text:style-name="T423">‬</text:span>‬‬<text:span text:style-name="T424">22</text:span><text:span text:style-name="T425"> כִּ֛י גַּם־פְּעָמִ֥ים רַבּ֖וֹת יָדַ֣ע לִבֶּ֑ךָ אֲשֶׁ֥ר גַּם־*את **אַתָּ֖ה קִלַּ֥לְתָּ אֲחֵרִֽים׃<text:s/></text:span><text:span text:style-name="T426">‬</text:span>‬‬<text:span text:style-name="T427">23</text:span><text:span text:style-name="T428"> כָּל־זֹ֖ה נִסִּ֣יתִי בַֽחָכְמָ֑ה אָמַ֣רְתִּי אֶחְכָּ֔מָה וְהִ֖יא רְחוֹקָ֥ה מִמֶּֽנִּי׃<text:s/></text:span><text:span text:style-name="T429">‬</text:span>‬‬<text:span text:style-name="T430">24</text:span><text:span text:style-name="T431"> רָח֖וֹק מַה־שֶּׁהָיָ֑ה וְעָמֹ֥ק ׀<text:s/></text:span><text:soft-page-break/><text:span text:style-name="T432">עָמֹ֖ק מִ֥י יִמְצָאֶֽנּוּ׃<text:s/></text:span><text:span text:style-name="T433">‬</text:span>‬‬<text:span text:style-name="T434">25</text:span><text:span text:style-name="T435"> סַבּ֨וֹתִֽי אֲנִ֤י וְלִבִּי֙ לָדַ֣עַת וְלָת֔וּר וּבַקֵּ֥שׁ חָכְמָ֖ה וְחֶשְׁבּ֑וֹן וְלָדַ֙עַת֙ רֶ֣שַׁע כֶּ֔סֶל וְהַסִּכְל֖וּת הוֹלֵלֽוֹת׃<text:s/></text:span><text:span text:style-name="T436">‬</text:span>‬‬<text:span text:style-name="T437">26</text:span><text:span text:style-name="T438"> וּמוֹצֶ֨א אֲנִ֜י מַ֣ר מִמָּ֗וֶת אֶת־הָֽאִשָּׁה֙ אֲשֶׁר־הִ֨יא מְצוֹדִ֧ים וַחֲרָמִ֛ים לִבָּ֖הּ אֲסוּרִ֣ים יָדֶ֑יהָ ט֞וֹב לִפְנֵ֤י הָאֱלֹהִים֙ יִמָּלֵ֣ט מִמֶּ֔נָּה וְחוֹטֵ֖א יִלָּ֥כֶד בָּֽהּ׃<text:s/></text:span><text:span text:style-name="T439">‬</text:span>‬‬<text:span text:style-name="T440">27</text:span><text:span text:style-name="T441"> רְאֵה֙ זֶ֣ה מָצָ֔אתִי אָמְרָ֖ה קֹהֶ֑לֶת אַחַ֥ת לְאַחַ֖ת לִמְצֹ֥א חֶשְׁבּֽוֹן׃<text:s/></text:span><text:span text:style-name="T442">‬</text:span>‬‬<text:span text:style-name="T443">28</text:span><text:span text:style-name="T444"> אֲשֶׁ֛ר עוֹד־בִּקְשָׁ֥ה נַפְשִׁ֖י וְלֹ֣א מָצָ֑אתִי אָדָ֞ם אֶחָ֤ד מֵאֶ֙לֶף֙ מָצָ֔אתִי וְאִשָּׁ֥ה בְכָל־אֵ֖לֶּה לֹ֥א מָצָֽאתִי׃<text:s/></text:span><text:span text:style-name="T445">‬</text:span>‬‬<text:span text:style-name="T446">29</text:span><text:span text:style-name="T447"> לְבַד֙ רְאֵה־זֶ֣ה מָצָ֔אתִי אֲשֶׁ֨ר עָשָׂ֧ה הָאֱלֹהִ֛ים אֶת־הָאָדָ֖ם יָשָׁ֑ר וְהֵ֥מָּה בִקְשׁ֖וּ חִשְּׁבֹנ֥וֹת רַּבִּֽים׃<text:s/></text:span><text:span text:style-name="T448">‬</text:span>‬‬‬‬‬‬‬‬‬‬‬‬‬‬‬‬‬‬‬‬‬‬‬‬‬‬‬‬‬‬</text:p>
      </text:section>
      <text:section text:name="Sect7" text:style-name="S7">
        <text:p text:style-name="P449">Qoheleth 8</text:p>
        <text:p text:style-name="P450"><text:span text:style-name="T451">1</text:span><text:span text:style-name="T452"> מִ֚י כְּהֶ֣חָכָ֔ם וּמִ֥י יוֹדֵ֖עַ פֵּ֣שֶׁר דָּבָ֑ר חָכְמַ֤ת אָדָם֙ תָּאִ֣יר פָּנָ֔יו וְעֹ֥ז פָּנָ֖יו יְשֻׁנֶּֽא׃<text:s/></text:span><text:span text:style-name="T453">2</text:span><text:span text:style-name="T454"> אֲנִי֙ פִּי־מֶ֣לֶךְ שְׁמ֔וֹר וְעַ֕ל דִּבְרַ֖ת שְׁבוּעַ֥ת אֱלֹהִֽים׃<text:s/></text:span><text:span text:style-name="T455">‬</text:span>‬‬<text:span text:style-name="T456">3</text:span><text:span text:style-name="T457"> אַל־תִּבָּהֵ֤ל מִפָּנָיו֙ תֵּלֵ֔ךְ אַֽל־תַּעֲמֹ֖ד בְּדָבָ֣ר רָ֑ע כִּ֛י כָּל־אֲשֶׁ֥ר יַחְפֹּ֖ץ יַעֲשֶֽׂה׃<text:s/></text:span><text:span text:style-name="T458">‬</text:span>‬‬<text:span text:style-name="T459">4</text:span><text:span text:style-name="T460"> בַּאֲשֶׁ֥ר דְּבַר־מֶ֖לֶךְ שִׁלְט֑וֹן וּמִ֥י יֹֽאמַר־ל֖וֹ מַֽה־תַּעֲשֶֽׂה׃<text:s/></text:span><text:span text:style-name="T461">‬</text:span>‬‬<text:span text:style-name="T462">5</text:span><text:span text:style-name="T463"> שׁוֹמֵ֣ר מִצְוָ֔ה לֹ֥א יֵדַ֖ע דָּבָ֣ר רָ֑ע וְעֵ֣ת וּמִשְׁפָּ֔ט יֵדַ֖ע לֵ֥ב חָכָֽם׃<text:s/></text:span><text:span text:style-name="T464">‬</text:span>‬‬<text:span text:style-name="T465">6</text:span><text:span text:style-name="T466"> כִּ֣י לְכָל־חֵ֔פֶץ יֵ֖שׁ עֵ֣ת וּמִשְׁפָּ֑ט כִּֽי־רָעַ֥ת הָאָדָ֖ם רַבָּ֥ה עָלָֽיו׃<text:s/></text:span><text:span text:style-name="T467">‬</text:span>‬‬<text:span text:style-name="T468">7</text:span><text:span text:style-name="T469"> כִּֽי־אֵינֶ֥נּוּ יֹדֵ֖עַ מַה־שֶׁיִּֽהְיֶ֑ה כִּ֚י כַּאֲשֶׁ֣ר יִֽהְיֶ֔ה מִ֖י יַגִּ֥יד לֽוֹ׃<text:s/></text:span><text:span text:style-name="T470">‬</text:span>‬‬<text:span text:style-name="T471">8</text:span><text:span text:style-name="T472"> אֵ֣ין אָדָ֞ם שַׁלִּ֤יט בָּר֙וּחַ֙ לִכְל֣וֹא אֶת־הָר֔וּחַ וְאֵ֤ין שִׁלְטוֹן֙ בְּי֣וֹם הַמָּ֔וֶת וְאֵ֥ין מִשְׁלַ֖חַת בַּמִּלְחָמָ֑ה וְלֹֽא־יְמַלֵּ֥ט רֶ֖שַׁע אֶת־בְּעָלָֽיו׃<text:s/></text:span><text:span text:style-name="T473">‬</text:span>‬‬<text:span text:style-name="T474">9</text:span><text:span text:style-name="T475"> אֶת־כָּל־זֶ֤ה רָאִ֙יתִי֙ וְנָת֣וֹן אֶת־לִבִּ֔י לְכָֽל־מַעֲשֶׂ֔ה אֲשֶׁ֥ר נַעֲשָׂ֖ה תַּ֣חַת הַשָּׁ֑מֶשׁ עֵ֗ת אֲשֶׁ֨ר שָׁלַ֧ט הָאָדָ֛ם בְּאָדָ֖ם לְרַ֥ע לֽוֹ׃<text:s/></text:span><text:span text:style-name="T476">‬</text:span>‬‬<text:span text:style-name="T477">10</text:span><text:span text:style-name="T478"> וּבְכֵ֡ן רָאִיתִי֩ רְשָׁעִ֨ים קְבֻרִ֜ים וָבָ֗אוּ וּמִמְּק֤וֹם קָדוֹשׁ֙ יְהַלֵּ֔כוּ וְיִֽשְׁתַּכְּח֥וּ בָעִ֖יר אֲשֶׁ֣ר כֵּן־עָשׂ֑וּ גַּם־זֶ֖ה הָֽבֶל׃<text:s/></text:span><text:span text:style-name="T479">‬</text:span>‬‬<text:span text:style-name="T480">11</text:span><text:span text:style-name="T481"> אֲשֶׁר֙ אֵין־נַעֲשָׂ֣ה פִתְגָ֔ם מַעֲשֵׂ֥ה הָרָעָ֖ה מְהֵרָ֑ה עַל־כֵּ֡ן מָלֵ֞א לֵ֧ב בְּֽנֵי־הָאָדָ֛ם בָּהֶ֖ם לַעֲשׂ֥וֹת רָֽע׃<text:s/></text:span><text:span text:style-name="T482">‬</text:span>‬‬<text:span text:style-name="T483">12</text:span><text:span text:style-name="T484"> אֲשֶׁ֣ר חֹטֶ֗א עֹשֶׂ֥ה רָ֛ע מְאַ֖ת וּמַאֲרִ֣יךְ ל֑וֹ כִּ֚י גַּם־יוֹדֵ֣עַ אָ֔נִי אֲשֶׁ֤ר יִהְיֶה־טּוֹב֙ לְיִרְאֵ֣י הָאֱלֹהִ֔ים אֲשֶׁ֥ר יִֽירְא֖וּ מִלְּפָנָֽיו׃<text:s/></text:span><text:span text:style-name="T485">‬</text:span>‬‬<text:span text:style-name="T486">13</text:span><text:span text:style-name="T487"> וְטוֹב֙ לֹֽא־יִהְיֶ֣ה לָֽרָשָׁ֔ע וְלֹֽא־יַאֲרִ֥יךְ יָמִ֖ים כַּצֵּ֑ל אֲשֶׁ֛ר אֵינֶ֥נּוּ יָרֵ֖א מִלִּפְנֵ֥י אֱלֹהִֽים׃<text:s/></text:span><text:span text:style-name="T488">‬</text:span>‬‬<text:span text:style-name="T489">14</text:span><text:span text:style-name="T490"> יֶשׁ־הֶבֶל֮ אֲשֶׁ֣ר נַעֲשָׂ֣ה עַל־הָאָרֶץ֒ אֲשֶׁ֣ר ׀ יֵ֣שׁ צַדִּיקִ֗ים אֲשֶׁ֨ר מַגִּ֤יעַ אֲלֵהֶם֙ כְּמַעֲשֵׂ֣ה הָרְשָׁעִ֔ים וְיֵ֣שׁ רְשָׁעִ֔ים שֶׁמַּגִּ֥יעַ אֲלֵהֶ֖ם כְּמַעֲשֵׂ֣ה הַצַדִּיקִ֑ים אָמַ֕רְתִּי שֶׁגַּם־זֶ֖ה הָֽבֶל׃<text:s/></text:span><text:span text:style-name="T491">‬</text:span>‬‬<text:span text:style-name="T492">15</text:span><text:span text:style-name="T493"> וְשִׁבַּ֤חְתִּֽי אֲנִי֙ אֶת־הַשִּׂמְחָ֔ה אֲשֶׁ֨ר אֵֽין־ט֤וֹב לָֽאָדָם֙ תַּ֣חַת הַשֶּׁ֔מֶשׁ כִּ֛י אִם־לֶאֱכ֥וֹל וְלִשְׁתּ֖וֹת וְלִשְׂמ֑וֹחַ וְה֞וּא יִלְוֶ֣נּוּ בַעֲמָל֗וֹ יְמֵ֥י חַיָּ֛יו אֲשֶׁר־נָֽתַן־ל֥וֹ הָאֱלֹהִ֖ים תַּ֥חַת הַשָּֽׁמֶשׁ׃<text:s/></text:span><text:span text:style-name="T494">‬</text:span>‬‬<text:span text:style-name="T495">16</text:span><text:span text:style-name="T496"> כַּאֲשֶׁ֨ר נָתַ֤תִּי אֶת־לִבִּי֙ לָדַ֣עַת חָכְמָ֔ה וְלִרְאוֹת֙ אֶת־הָ֣עִנְיָ֔ן אֲשֶׁ֥ר נַעֲשָׂ֖ה עַל־הָאָ֑רֶץ כִּ֣י גַ֤ם בַּיּוֹם֙ וּבַלַּ֔יְלָה שֵׁנָ֕ה בְּעֵינָ֖יו אֵינֶ֥נּוּ רֹאֶֽה׃<text:s/></text:span><text:span text:style-name="T497">‬</text:span>‬‬<text:span text:style-name="T498">17</text:span><text:span text:style-name="T499"> וְרָאִיתִי֮ אֶת־כָּל־מַעֲשֵׂ֣ה הָאֱלֹהִים֒ כִּי֩ לֹ֨א יוּכַ֜ל הָאָדָ֗ם לִמְצוֹא֙ אֶת־הַֽמַּעֲשֶׂה֙ אֲשֶׁ֣ר נַעֲשָׂ֣ה תַֽחַת־הַשֶּׁ֔מֶשׁ בְּ֠שֶׁל אֲשֶׁ֨ר יַעֲמֹ֧ל הָאָדָ֛ם לְבַקֵּ֖שׁ וְלֹ֣א יִמְצָ֑א וְגַ֨ם אִם־יֹאמַ֤ר הֶֽחָכָם֙ לָדַ֔עַת לֹ֥א יוּכַ֖ל לִמְצֹֽא׃<text:s/></text:span><text:span text:style-name="T500">‬</text:span>‬‬‬‬‬‬‬‬‬‬‬‬‬‬‬‬‬‬</text:p>
      </text:section>
      <text:section text:name="Sect8" text:style-name="S8">
        <text:soft-page-break/>
        <text:p text:style-name="P501">Qoheleth 9</text:p>
        <text:p text:style-name="P502"><text:span text:style-name="T503">1</text:span><text:span text:style-name="T504"> כִּ֣י אֶת־כָּל־זֶ֞ה נָתַ֤תִּי אֶל־לִבִּי֙ וְלָב֣וּר אֶת־כָּל־זֶ֔ה אֲשֶׁ֨ר הַצַּדִּיקִ֧ים וְהַחֲכָמִ֛ים וַעֲבָדֵיהֶ֖ם בְּיַ֣ד הָאֱלֹהִ֑ים גַּֽם־אַהֲבָ֣ה גַם־שִׂנְאָ֗ה אֵ֤ין יוֹדֵ֙עַ֙ הָֽאָדָ֔ם הַכֹּ֖ל לִפְנֵיהֶֽם׃<text:s/></text:span><text:span text:style-name="T505">2</text:span><text:span text:style-name="T506"> הַכֹּ֞ל כַּאֲשֶׁ֣ר לַכֹּ֗ל מִקְרֶ֨ה אֶחָ֜ד לַצַּדִּ֤יק וְלָרָשָׁע֙ לַטּוֹב֙ וְלַטָּה֣וֹר וְלַטָּמֵ֔א וְלַזֹּבֵ֔חַ וְלַאֲשֶׁ֖ר אֵינֶ֣נּוּ זֹבֵ֑חַ כַּטּוֹב֙ כַּֽחֹטֶ֔א הַנִּשְׁבָּ֕ע כַּאֲשֶׁ֖ר שְׁבוּעָ֥ה יָרֵֽא׃<text:s/></text:span><text:span text:style-name="T507">‬</text:span>‬‬<text:span text:style-name="T508">3</text:span><text:span text:style-name="T509"> זֶ֣ה ׀ רָ֗ע בְּכֹ֤ל אֲשֶֽׁר־נַעֲשָׂה֙ תַּ֣חַת הַשֶּׁ֔מֶשׁ כִּֽי־מִקְרֶ֥ה אֶחָ֖ד לַכֹּ֑ל וְגַ֣ם לֵ֣ב בְּֽנֵי־הָ֠אָדָם מָלֵא־רָ֨ע וְהוֹלֵל֤וֹת בִּלְבָבָם֙ בְּחַיֵּיהֶ֔ם וְאַחֲרָ֖יו אֶל־הַמֵּתִֽים׃<text:s/></text:span><text:span text:style-name="T510">‬</text:span>‬‬<text:span text:style-name="T511">4</text:span><text:span text:style-name="T512"> כִּי־מִי֙ אֲשֶׁ֣ר *יבחר **יְחֻבַּ֔ר אֶ֥ל כָּל־הַחַיִּ֖ים יֵ֣שׁ בִּטָּח֑וֹן כִּֽי־לְכֶ֤לֶב חַי֙ ה֣וּא ט֔וֹב מִן־הָאַרְיֵ֖ה הַמֵּֽת׃<text:s/></text:span><text:span text:style-name="T513">‬</text:span>‬‬<text:span text:style-name="T514">5</text:span><text:span text:style-name="T515"> כִּ֧י הַֽחַיִּ֛ים יוֹדְעִ֖ים שֶׁיָּמֻ֑תוּ וְהַמֵּתִ֞ים אֵינָ֧ם יוֹדְעִ֣ים מְא֗וּמָה וְאֵֽין־ע֤וֹד לָהֶם֙ שָׂכָ֔ר כִּ֥י נִשְׁכַּ֖ח זִכְרָֽם׃<text:s/></text:span><text:span text:style-name="T516">‬</text:span>‬‬<text:span text:style-name="T517">6</text:span><text:span text:style-name="T518"> גַּ֣ם אַהֲבָתָ֧ם גַּם־שִׂנְאָתָ֛ם גַּם־קִנְאָתָ֖ם כְּבָ֣ר אָבָ֑דָה וְחֵ֨לֶק אֵין־לָהֶ֥ם עוֹד֙ לְעוֹלָ֔ם בְּכֹ֥ל אֲשֶֽׁר־נַעֲשָׂ֖ה תַּ֥חַת הַשָּֽׁמֶשׁ׃<text:s/></text:span><text:span text:style-name="T519">‬</text:span>‬‬<text:span text:style-name="T520">7</text:span><text:span text:style-name="T521"> לֵ֣ךְ אֱכֹ֤ל בְּשִׂמְחָה֙ לַחְמֶ֔ךָ וּֽשֲׁתֵ֥ה בְלֶב־ט֖וֹב יֵינֶ֑ךָ כִּ֣י כְבָ֔ר רָצָ֥ה הָאֱלֹהִ֖ים אֶֽת־מַעֲשֶֽׂיךָ׃<text:s/></text:span><text:span text:style-name="T522">‬</text:span>‬‬<text:span text:style-name="T523">8</text:span><text:span text:style-name="T524"> בְּכָל־עֵ֕ת יִהְי֥וּ בְגָדֶ֖יךָ לְבָנִ֑ים וְשֶׁ֖מֶן עַל־רֹאשְׁךָ֥ אַל־יֶחְסָֽר׃<text:s/></text:span><text:span text:style-name="T525">‬</text:span>‬‬<text:span text:style-name="T526">9</text:span><text:span text:style-name="T527"> רְאֵ֨ה חַיִּ֜ים עִם־אִשָּׁ֣ה אֲשֶׁר־אָהַ֗בְתָּ כָּל־יְמֵי֙ חַיֵּ֣י הֶבְלֶ֔ךָ אֲשֶׁ֤ר נָֽתַן־לְךָ֙ תַּ֣חַת הַשֶּׁ֔מֶשׁ כֹּ֖ל יְמֵ֣י הֶבְלֶ֑ךָ כִּ֣י ה֤וּא חֶלְקְךָ֙ בַּֽחַיִּ֔ים וּבַעֲמָ֣לְךָ֔ אֲשֶׁר־אַתָּ֥ה עָמֵ֖ל תַּ֥חַת הַשָּֽׁמֶשׁ׃<text:s/></text:span><text:span text:style-name="T528">‬</text:span>‬‬<text:span text:style-name="T529">10</text:span><text:span text:style-name="T530"> כֹּ֠ל אֲשֶׁ֨ר תִּמְצָ֧א יָֽדְךָ֛ לַעֲשׂ֥וֹת בְּכֹחֲךָ֖ עֲשֵׂ֑ה כִּי֩ אֵ֨ין מַעֲשֶׂ֤ה וְחֶשְׁבּוֹן֙ וְדַ֣עַת וְחָכְמָ֔ה בִּשְׁא֕וֹל אֲשֶׁ֥ר אַתָּ֖ה הֹלֵ֥ךְ שָֽׁמָּה׃</text:span><text:span text:style-name="T531"><text:s/>ס<text:s/></text:span><text:span text:style-name="T532">‬</text:span>‬‬<text:span text:style-name="T533">11</text:span><text:span text:style-name="T534"> שַׁ֜בְתִּי וְרָאֹ֣ה תַֽחַת־הַשֶּׁ֗מֶשׁ כִּ֣י לֹא֩ לַקַּלִּ֨ים הַמֵּר֜וֹץ וְלֹ֧א לַגִּבּוֹרִ֣ים הַמִּלְחָמָ֗ה וְ֠גַם לֹ֣א לַחֲכָמִ֥ים לֶ֙חֶם֙ וְגַ֨ם לֹ֤א לַנְּבֹנִים֙ עֹ֔שֶׁר וְגַ֛ם לֹ֥א לַיֹּדְעִ֖ים חֵ֑ן כִּי־עֵ֥ת וָפֶ֖גַע יִקְרֶ֥ה אֶת־כֻּלָּֽם׃<text:s/></text:span><text:span text:style-name="T535">‬</text:span>‬‬<text:span text:style-name="T536">12</text:span><text:span text:style-name="T537"> כִּ֡י גַּם֩ לֹֽא־יֵדַ֨ע הָאָדָ֜ם אֶת־עִתּ֗וֹ כַּדָּגִים֙ שֶׁנֶּֽאֱחָזִים֙ בִּמְצוֹדָ֣ה רָעָ֔ה וְכַ֨צִּפֳּרִ֔ים הָאֲחֻז֖וֹת בַּפָּ֑ח כָּהֵ֗ם יֽוּקָשִׁים֙ בְּנֵ֣י הָֽאָדָ֔ם לְעֵ֣ת רָעָ֔ה כְּשֶׁתִּפּ֥וֹל עֲלֵיהֶ֖ם פִּתְאֹֽם׃<text:s/></text:span><text:span text:style-name="T538">‬</text:span>‬‬<text:span text:style-name="T539">13</text:span><text:span text:style-name="T540"> גַּם־זֹ֛ה רָאִ֥יתִי חָכְמָ֖ה תַּ֣חַת הַשָּׁ֑מֶשׁ וּגְדוֹלָ֥ה הִ֖יא אֵלָֽי׃<text:s/></text:span><text:span text:style-name="T541">‬</text:span>‬‬<text:span text:style-name="T542">14</text:span><text:span text:style-name="T543"> עִ֣יר קְטַנָּ֔ה וַאֲנָשִׁ֥ים בָּ֖הּ מְעָ֑ט וּבָֽא־אֵלֶ֜יהָ מֶ֤לֶךְ גָּדוֹל֙ וְסָבַ֣ב אֹתָ֔הּ וּבָנָ֥ה עָלֶ֖יהָ מְצוֹדִ֥ים גְּדֹלִֽים׃<text:s/></text:span><text:span text:style-name="T544">‬</text:span>‬‬<text:span text:style-name="T545">15</text:span><text:span text:style-name="T546"> וּמָ֣צָא בָ֗הּ אִ֤ישׁ מִסְכֵּן֙ חָכָ֔ם וּמִלַּט־ה֥וּא אֶת־הָעִ֖יר בְּחָכְמָת֑וֹ וְאָדָם֙ לֹ֣א זָכַ֔ר אֶת־הָאִ֥ישׁ הַמִּסְכֵּ֖ן הַהּֽוּא׃<text:s/></text:span><text:span text:style-name="T547">‬</text:span>‬‬<text:span text:style-name="T548">16</text:span><text:span text:style-name="T549"> וְאָמַ֣רְתִּי אָ֔נִי טוֹבָ֥ה חָכְמָ֖ה מִגְּבוּרָ֑ה וְחָכְמַ֤ת הַמִּסְכֵּן֙ בְּזוּיָ֔ה וּדְבָרָ֖יו אֵינָ֥ם נִשְׁמָעִֽים׃<text:s/></text:span><text:span text:style-name="T550">‬</text:span>‬‬<text:span text:style-name="T551">17</text:span><text:span text:style-name="T552"> דִּבְרֵ֣י חֲכָמִ֔ים בְּנַ֖חַת נִשְׁמָעִ֑ים מִזַּעֲקַ֥ת מוֹשֵׁ֖ל בַּכְּסִילִֽים׃<text:s/></text:span><text:span text:style-name="T553">‬</text:span>‬‬<text:span text:style-name="T554">18</text:span><text:span text:style-name="T555"> טוֹבָ֥ה חָכְמָ֖ה מִכְּלֵ֣י קְרָ֑ב וְחוֹטֶ֣א אֶחָ֔ד יְאַבֵּ֥ד טוֹבָ֖ה הַרְבֵּֽה׃<text:s/></text:span><text:span text:style-name="T556">‬</text:span>‬‬‬‬‬‬‬‬‬‬‬‬‬‬‬‬‬‬‬</text:p>
      </text:section>
      <text:section text:name="Sect9" text:style-name="S9">
        <text:soft-page-break/>
        <text:p text:style-name="P557">Qoheleth 10</text:p>
        <text:p text:style-name="P558"><text:span text:style-name="T559">1</text:span><text:span text:style-name="T560"> זְב֣וּבֵי מָ֔וֶת יַבְאִ֥ישׁ יַבִּ֖יעַ שֶׁ֣מֶן רוֹקֵ֑חַ יָקָ֛ר מֵחָכְמָ֥ה מִכָּב֖וֹד סִכְל֥וּת מְעָֽט׃<text:s/></text:span><text:span text:style-name="T561">2</text:span><text:span text:style-name="T562"> לֵ֤ב חָכָם֙ לִֽימִינ֔וֹ וְלֵ֥ב כְּסִ֖יל לִשְׂמֹאלֽוֹ׃<text:s/></text:span><text:span text:style-name="T563">‬</text:span>‬‬<text:span text:style-name="T564">3</text:span><text:span text:style-name="T565"> וְגַם־בַּדֶּ֛רֶךְ *כשהסכל **כְּשֶׁסָּכָ֥ל הֹלֵ֖ךְ לִבּ֣וֹ חָסֵ֑ר וְאָמַ֥ר לַכֹּ֖ל סָכָ֥ל הֽוּא׃<text:s/></text:span><text:span text:style-name="T566">‬</text:span>‬‬<text:span text:style-name="T567">4</text:span><text:span text:style-name="T568"> אִם־ר֤וּחַ הַמּוֹשֵׁל֙ תַּעֲלֶ֣ה עָלֶ֔יךָ מְקוֹמְךָ֖ אַל־תַּנַּ֑ח כִּ֣י מַרְפֵּ֔א יַנִּ֖יחַ חֲטָאִ֥ים גְּדוֹלִֽים׃<text:s/></text:span><text:span text:style-name="T569">‬</text:span>‬‬<text:span text:style-name="T570">5</text:span><text:span text:style-name="T571"> יֵ֣שׁ רָעָ֔ה רָאִ֖יתִי תַּ֣חַת הַשָּׁ֑מֶשׁ כִּשְׁגָגָ֕ה שֶׁיֹּצָ֖א מִלִּפְנֵ֥י הַשַּׁלִּֽיט׃<text:s/></text:span><text:span text:style-name="T572">‬</text:span>‬‬<text:span text:style-name="T573">6</text:span><text:span text:style-name="T574"> נִתַּ֣ן הַסֶּ֔כֶל בַּמְּרוֹמִ֖ים רַבִּ֑ים וַעֲשִׁירִ֖ים בַּשֵּׁ֥פֶל יֵשֵֽׁבוּ׃<text:s/></text:span><text:span text:style-name="T575">‬</text:span>‬‬<text:span text:style-name="T576">7</text:span><text:span text:style-name="T577"> רָאִ֥יתִי עֲבָדִ֖ים עַל־סוּסִ֑ים וְשָׂרִ֛ים הֹלְכִ֥ים כַּעֲבָדִ֖ים עַל־הָאָֽרֶץ׃<text:s/></text:span><text:span text:style-name="T578">‬</text:span>‬‬<text:span text:style-name="T579">8</text:span><text:span text:style-name="T580"> חֹפֵ֥ר גּוּמָּ֖ץ בּ֣וֹ יִפּ֑וֹל וּפֹרֵ֥ץ גָּדֵ֖ר יִשְּׁכֶ֥נּוּ נָחָֽשׁ׃<text:s/></text:span><text:span text:style-name="T581">‬</text:span>‬‬<text:span text:style-name="T582">9</text:span><text:span text:style-name="T583"> מַסִּ֣יעַ אֲבָנִ֔ים יֵעָצֵ֖ב בָּהֶ֑ם בּוֹקֵ֥עַ עֵצִ֖ים יִסָּ֥כֶן בָּֽם׃<text:s/></text:span><text:span text:style-name="T584">‬</text:span>‬‬<text:span text:style-name="T585">10</text:span><text:span text:style-name="T586"> אִם־קֵהָ֣ה הַבַּרְזֶ֗ל וְהוּא֙ לֹא־פָנִ֣ים קִלְקַ֔ל וַחֲיָלִ֖ים יְגַבֵּ֑ר וְיִתְר֥וֹן *הכשיר **הַכְשֵׁ֖ר חָכְמָֽה׃<text:s/></text:span><text:span text:style-name="T587">‬</text:span>‬‬<text:span text:style-name="T588">11</text:span><text:span text:style-name="T589"> אִם־יִשֹּׁ֥ךְ הַנָּחָ֖שׁ בְּלוֹא־לָ֑חַשׁ וְאֵ֣ין יִתְר֔וֹן לְבַ֖עַל הַלָּשֽׁוֹן׃<text:s/></text:span><text:span text:style-name="T590">‬</text:span>‬‬<text:span text:style-name="T591">12</text:span><text:span text:style-name="T592"> דִּבְרֵ֥י פִי־חָכָ֖ם חֵ֑ן וְשִׂפְת֥וֹת כְּסִ֖יל תְּבַלְּעֶֽנּוּ׃<text:s/></text:span><text:span text:style-name="T593">‬</text:span>‬‬<text:span text:style-name="T594">13</text:span><text:span text:style-name="T595"> תְּחִלַּ֥ת דִּבְרֵי־פִ֖יהוּ סִכְל֑וּת וְאַחֲרִ֣ית פִּ֔יהוּ הוֹלֵל֖וּת רָעָֽה׃<text:s/></text:span><text:span text:style-name="T596">‬</text:span>‬‬<text:span text:style-name="T597">14</text:span><text:span text:style-name="T598"> וְהַסָּכָ֖ל יַרְבֶּ֣ה דְבָרִ֑ים לֹא־יֵדַ֤ע הָאָדָם֙ מַה־שֶׁיִּֽהְיֶ֔ה וַאֲשֶׁ֤ר יִֽהְיֶה֙ מֵֽאַחֲרָ֔יו מִ֖י יַגִּ֥יד לֽוֹ׃<text:s/></text:span><text:span text:style-name="T599">‬</text:span>‬‬<text:span text:style-name="T600">15</text:span><text:span text:style-name="T601"> עֲמַ֥ל הַכְּסִילִ֖ים תְּיַגְּעֶ֑נּוּ אֲשֶׁ֥ר לֹֽא־יָדַ֖ע לָלֶ֥כֶת אֶל־עִֽיר׃<text:s/></text:span><text:span text:style-name="T602">‬</text:span>‬‬<text:span text:style-name="T603">16</text:span><text:span text:style-name="T604"> אִֽי־לָ֣ךְ אֶ֔רֶץ שֶׁמַּלְכֵּ֖ךְ נָ֑עַר וְשָׂרַ֖יִךְ בַּבֹּ֥קֶר יֹאכֵֽלוּ׃<text:s/></text:span><text:span text:style-name="T605">‬</text:span>‬‬<text:span text:style-name="T606">17</text:span><text:span text:style-name="T607"> אַשְׁרֵ֣יךְ אֶ֔רֶץ שֶׁמַּלְכֵּ֖ךְ בֶּן־חוֹרִ֑ים וְשָׂרַ֙יִךְ֙ בָּעֵ֣ת יֹאכֵ֔לוּ בִּגְבוּרָ֖ה וְלֹ֥א בַשְּׁתִֽי׃<text:s/></text:span><text:span text:style-name="T608">‬</text:span>‬‬<text:span text:style-name="T609">18</text:span><text:span text:style-name="T610"> בַּעֲצַלְתַּ֖יִם יִמַּ֣ךְ הַמְּקָרֶ֑ה וּבְשִׁפְל֥וּת יָדַ֖יִם יִדְלֹ֥ף הַבָּֽיִת׃<text:s/></text:span><text:span text:style-name="T611">‬</text:span>‬‬<text:span text:style-name="T612">19</text:span><text:span text:style-name="T613"> לִשְׂחוֹק֙ עֹשִׂ֣ים לֶ֔חֶם וְיַ֖יִן יְשַׂמַּ֣ח חַיִּ֑ים וְהַכֶּ֖סֶף יַעֲנֶ֥ה אֶת־הַכֹּֽל׃<text:s/></text:span><text:span text:style-name="T614">‬</text:span>‬‬<text:span text:style-name="T615">20</text:span><text:span text:style-name="T616"> גַּ֣ם בְּמַדָּֽעֲךָ֗ מֶ֚לֶךְ אַל־תְּקַלֵּ֔ל וּבְחַדְרֵי֙ מִשְׁכָּ֣בְךָ֔ אַל־תְּקַלֵּ֖ל עָשִׁ֑יר כִּ֣י ע֤וֹף הַשָּׁמַ֙יִם֙ יוֹלִ֣יךְ אֶת־הַקּ֔וֹל וּבַ֥עַל *הכנפים **כְּנָפַ֖יִם יַגֵּ֥יד דָּבָֽר׃<text:s/></text:span><text:span text:style-name="T617">‬</text:span>‬‬‬‬‬‬‬‬‬‬‬‬‬‬‬‬‬‬‬‬‬</text:p>
      </text:section>
      <text:section text:name="Sect10" text:style-name="S10">
        <text:p text:style-name="P618">Qoheleth 11</text:p>
        <text:p text:style-name="P619"><text:span text:style-name="T620">1</text:span><text:span text:style-name="T621"> שַׁלַּ֥ח לַחְמְךָ֖ עַל־פְּנֵ֣י הַמָּ֑יִם כִּֽי־בְרֹ֥ב הַיָּמִ֖ים תִּמְצָאֶֽנּוּ׃<text:s/></text:span><text:span text:style-name="T622">2</text:span><text:span text:style-name="T623"> תֶּן־חֵ֥לֶק לְשִׁבְעָ֖ה וְגַ֣ם לִשְׁמוֹנָ֑ה כִּ֚י לֹ֣א תֵדַ֔ע מַה־יִּהְיֶ֥ה רָעָ֖ה עַל־הָאָֽרֶץ׃<text:s/></text:span><text:span text:style-name="T624">‬</text:span>‬‬<text:span text:style-name="T625">3</text:span><text:span text:style-name="T626"> אִם־יִמָּלְא֨וּ הֶעָבִ֥ים גֶּ֙שֶׁם֙ עַל־הָאָ֣רֶץ יָרִ֔יקוּ וְאִם־יִפּ֥וֹל עֵ֛ץ בַּדָּר֖וֹם וְאִ֣ם בַּצָּפ֑וֹן מְק֛וֹם שֶׁיִפּ֥וֹל הָעֵ֖ץ שָׁ֥ם יְהֽוּא׃<text:s/></text:span><text:span text:style-name="T627">‬</text:span>‬‬<text:span text:style-name="T628">4</text:span><text:span text:style-name="T629"> שֹׁמֵ֥ר ר֖וּחַ לֹ֣א יִזְרָ֑ע וְרֹאֶ֥ה בֶעָבִ֖ים לֹ֥א יִקְצֽוֹר׃<text:s/></text:span><text:span text:style-name="T630">‬</text:span>‬‬<text:span text:style-name="T631">5</text:span><text:span text:style-name="T632"> כַּאֲשֶׁ֨ר אֵֽינְךָ֤ יוֹדֵ֙עַ֙ מַה־דֶּ֣רֶךְ הָר֔וּחַ כַּעֲצָמִ֖ים בְּבֶ֣טֶן הַמְּלֵאָ֑ה כָּ֗כָה לֹ֤א תֵדַע֙ אֶת־מַעֲשֵׂ֣ה הָֽאֱלֹהִ֔ים אֲשֶׁ֥ר יַעֲשֶׂ֖ה אֶת־הַכֹּֽל׃<text:s/></text:span><text:span text:style-name="T633">‬</text:span>‬‬<text:span text:style-name="T634">6</text:span><text:span text:style-name="T635"> בַּבֹּ֙קֶר֙ זְרַ֣ע אֶת־זַרְעֶ֔ךָ וְלָעֶ֖רֶב אַל־תַּנַּ֣ח יָדֶ֑ךָ כִּי֩ אֵֽינְךָ֨ יוֹדֵ֜ע אֵ֣י זֶ֤ה יִכְשָׁר֙ הֲזֶ֣ה אוֹ־זֶ֔ה וְאִם־שְׁנֵיהֶ֥ם כְּאֶחָ֖ד טוֹבִֽים׃<text:s/></text:span><text:span text:style-name="T636">‬</text:span>‬‬<text:span text:style-name="T637">7</text:span><text:span text:style-name="T638"> וּמָת֖וֹק הָא֑וֹר וְט֥וֹב לַֽעֵינַ֖יִם לִרְא֥וֹת אֶת־הַשָּֽׁמֶשׁ׃<text:s/></text:span><text:span text:style-name="T639">‬</text:span>‬‬<text:span text:style-name="T640">8</text:span><text:span text:style-name="T641"> כִּ֣י אִם־שָׁנִ֥ים הַרְבֵּ֛ה יִחְיֶ֥ה הָאָדָ֖ם בְּכֻלָּ֣ם יִשְׂמָ֑ח וְיִזְכֹּר֙ אֶת־יְמֵ֣י הַחֹ֔שֶׁךְ כִּֽי־הַרְבֵּ֥ה יִהְי֖וּ כָּל־שֶׁבָּ֥א הָֽבֶל׃<text:s/></text:span><text:span text:style-name="T642">‬</text:span>‬‬<text:span text:style-name="T643">9</text:span><text:span text:style-name="T644"> שְׂמַ֧ח בָּח֣וּר בְּיַלְדוּתֶ֗יךָ וִֽיטִּֽ</text:span><text:span text:style-name="T645">‬‏יבְךָ֤ לִבְּךָ֙ בִּימֵ֣י בְחוּרוֹתֶ֔ךָ וְהַלֵּךְ֙<text:s/></text:span><text:soft-page-break/><text:span text:style-name="T646">בְּדַרְכֵ֣י לִבְּךָ֔ וּבְמַרְאֵ֖י עֵינֶ֑יךָ וְדָ֕ע כִּ֧י עַל־כָּל־אֵ֛לֶּה יְבִֽיאֲךָ֥ הָאֱלֹהִ֖ים בַּמִּשְׁפָּֽט׃<text:s/></text:span><text:span text:style-name="T647">‬</text:span>‬‬<text:span text:style-name="T648">10</text:span><text:span text:style-name="T649"> וְהָסֵ֥ר כַּ֙עַס֙ מִלִּבֶּ֔ךָ וְהַעֲבֵ֥ר רָעָ֖ה מִבְּשָׂרֶ֑ךָ כִּֽי־הַיַּלְד֥וּת וְהַֽשַּׁחֲר֖וּת הָֽבֶל׃<text:s/></text:span><text:span text:style-name="T650">‬</text:span>‬‬‬‬‬‬‬‬‬‬‬</text:p>
      </text:section>
      <text:section text:name="Sect11" text:style-name="S11">
        <text:p text:style-name="P651">Qoheleth 12</text:p>
        <text:p text:style-name="P652"><text:span text:style-name="T653">1</text:span><text:span text:style-name="T654"> וּזְכֹר֙ אֶת־בּ֣וֹרְאֶ֔יךָ בִּימֵ֖י בְּחוּרֹתֶ֑יךָ עַ֣ד אֲשֶׁ֤ר לֹא־יָבֹ֙אוּ֙ יְמֵ֣י הָֽרָעָ֔ה וְהִגִּ֣יעוּ שָׁנִ֔ים אֲשֶׁ֣ר תֹּאמַ֔ר אֵֽין־לִ֥י בָהֶ֖ם חֵֽפֶץ׃<text:s/></text:span><text:span text:style-name="T655">2</text:span><text:span text:style-name="T656"> עַ֠ד אֲשֶׁ֨ר לֹֽא־תֶחְשַׁ֤ךְ הַשֶּׁ֙מֶשׁ֙ וְהָא֔וֹר וְהַיָּרֵ֖חַ וְהַכּוֹכָבִ֑ים וְשָׁ֥בוּ הֶעָבִ֖ים אַחַ֥ר הַגָּֽשֶׁם׃<text:s/></text:span><text:span text:style-name="T657">‬</text:span>‬‬<text:span text:style-name="T658">3</text:span><text:span text:style-name="T659"> בַּיּ֗וֹם שֶׁיָּזֻ֙עוּ֙ שֹׁמְרֵ֣י הַבַּ֔יִת וְהִֽתְעַוְּת֖וּ אַנְשֵׁ֣י הֶחָ֑יִל וּבָטְל֤וּ הַטֹּֽחֲנוֹת֙ כִּ֣י מִעֵ֔טוּ וְחָשְׁכ֥וּ הָרֹא֖וֹת בָּאֲרֻבּֽוֹת׃<text:s/></text:span><text:span text:style-name="T660">‬</text:span>‬‬<text:span text:style-name="T661">4</text:span><text:span text:style-name="T662"> וְסֻגְּר֤וּ דְלָתַ֙יִם֙ בַּשּׁ֔וּק בִּשְׁפַ֖ל ק֣וֹל הַֽטַּחֲנָ֑ה וְיָקוּם֙ לְק֣וֹל הַצִּפּ֔וֹר וְיִשַּׁ֖חוּ כָּל־בְּנ֥וֹת הַשִּֽׁיר׃<text:s/></text:span><text:span text:style-name="T663">‬</text:span>‬‬<text:span text:style-name="T664">5</text:span><text:span text:style-name="T665"> גַּ֣ם מִגָּבֹ֤הַּ יִרָ֙אוּ֙ וְחַתְחַתִּ֣ים בַּדֶּ֔רֶךְ וְיָנֵ֤אץ הַשָּׁקֵד֙ וְיִסְתַּבֵּ֣ל הֶֽחָגָ֔ב וְתָפֵ֖ר הָֽאֲבִיּוֹנָ֑ה כִּֽי־הֹלֵ֤ךְ הָאָדָם֙ אֶל־בֵּ֣ית עוֹלָמ֔וֹ וְסָבְב֥וּ בָשּׁ֖וּק הַסֹּפְדִֽים׃<text:s/></text:span><text:span text:style-name="T666">‬</text:span>‬‬<text:span text:style-name="T667">6</text:span><text:span text:style-name="T668"> עַ֣ד אֲשֶׁ֤ר לֹֽא־*ירחק **יֵרָתֵק֙ חֶ֣בֶל הַכֶּ֔סֶף וְתָרֻ֖ץ גֻּלַּ֣ת הַזָּהָ֑ב וְתִשָּׁ֤בֶר כַּד֙ עַל־הַמַּבּ֔וּעַ וְנָרֹ֥ץ הַגַּלְגַּ֖ל אֶל־הַבּֽוֹר׃<text:s/></text:span><text:span text:style-name="T669">‬</text:span>‬‬<text:span text:style-name="T670">7</text:span><text:span text:style-name="T671"> וְיָשֹׁ֧ב הֶעָפָ֛ר עַל־הָאָ֖רֶץ כְּשֶׁהָיָ֑ה וְהָר֣וּחַ תָּשׁ֔וּב אֶל־הָאֱלֹהִ֖ים אֲשֶׁ֥ר נְתָנָֽהּ׃<text:s/></text:span><text:span text:style-name="T672">‬</text:span>‬‬<text:span text:style-name="T673">8</text:span><text:span text:style-name="T674"> הֲבֵ֧ל הֲבָלִ֛ים אָמַ֥ר הַקּוֹהֶ֖לֶת הַכֹּ֥ל הָֽבֶל׃<text:s/></text:span><text:span text:style-name="T675">‬</text:span>‬‬<text:span text:style-name="T676">9</text:span><text:span text:style-name="T677"> וְיֹתֵ֕ר שֶׁהָיָ֥ה קֹהֶ֖לֶת חָכָ֑ם ע֗וֹד לִמַּד־דַּ֙עַת֙ אֶת־הָעָ֔ם וְאִזֵּ֣ן וְחִקֵּ֔ר תִּקֵּ֖ן מְשָׁלִ֥ים הַרְבֵּֽה׃<text:s/></text:span><text:span text:style-name="T678">‬</text:span>‬‬<text:span text:style-name="T679">10</text:span><text:span text:style-name="T680"> בִּקֵּ֣שׁ קֹהֶ֔לֶת לִמְצֹ֖א דִּבְרֵי־חֵ֑פֶץ וְכָת֥וּב יֹ֖שֶׁר דִּבְרֵ֥י אֱמֶֽת׃<text:s/></text:span><text:span text:style-name="T681">‬</text:span>‬‬<text:span text:style-name="T682">11</text:span><text:span text:style-name="T683"> דִּבְרֵ֤י חֲכָמִים֙ כַּדָּ֣רְבֹנ֔וֹת וּֽכְמַשְׂמְר֥וֹת נְטוּעִ֖ים בַּעֲלֵ֣י אֲסֻפּ֑וֹת נִתְּנ֖וּ מֵרֹעֶ֥ה אֶחָֽד׃<text:s/></text:span><text:span text:style-name="T684">‬</text:span>‬‬<text:span text:style-name="T685">12</text:span><text:span text:style-name="T686"> וְיֹתֵ֥ר מֵהֵ֖מָּה בְּנִ֣י הִזָּהֵ֑ר עֲשׂ֨וֹת סְפָרִ֤ים הַרְבֵּה֙ אֵ֣ין קֵ֔ץ וְלַ֥הַג הַרְבֵּ֖ה יְגִעַ֥ת בָּשָֽׂר׃<text:s/></text:span><text:span text:style-name="T687">‬</text:span>‬‬<text:span text:style-name="T688">13</text:span><text:span text:style-name="T689"> ס֥וֹף דָּבָ֖ר הַכֹּ֣ל נִשְׁמָ֑ע אֶת־הָאֱלֹהִ֤ים יְרָא֙ וְאֶת־מִצְוֺתָ֣יו שְׁמ֔וֹר כִּי־זֶ֖ה כָּל־הָאָדָֽם׃<text:s/></text:span><text:span text:style-name="T690">‬</text:span>‬‬<text:span text:style-name="T691">14</text:span><text:span text:style-name="T692"> כִּ֚</text:span><text:span text:style-name="T693">‬‏י אֶת־כָּל־מַֽעֲשֶׂ֔ה הָאֱלֹהִ֛ים יָבִ֥א בְמִשְׁפָּ֖ט עַ֣ל כָּל־נֶעְלָ֑ם אִם־ט֖וֹב וְאִם־רָֽע׃<text:s/></text:span><text:span text:style-name="T694">‬</text:span>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Qoheleth</dc:title>
    <dc:description/>
    <dc:subject/>
    <dc:creator>Adrian Hills</dc:creator>
    <meta:creation-date>2025-03-29T20:11:00Z</meta:creation-date>
    <dc:date>2025-03-29T20:11:00Z</dc:date>
    <meta:template xlink:href="Normal.dotm" xlink:type="simple"/>
    <meta:editing-cycles>2</meta:editing-cycles>
    <meta:editing-duration>PT0S</meta:editing-duration>
    <meta:document-statistic meta:page-count="9" meta:paragraph-count="55" meta:word-count="4140" meta:character-count="27689" meta:row-count="196" meta:non-whitespace-character-count="23604"/>
  </office:meta>
</office:document-meta>
</file>